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Aptos Narrow" svg:font-family="&quot;Aptos Narrow&quot;"/>
    <style:font-face style:name="Aptos Display1" svg:font-family="&quot;Aptos Display1&quot;"/>
    <style:font-face style:name="Aptos Display" svg:font-family="&quot;Aptos Display&quot;"/>
    <style:font-face style:name="Aptos Narrow1" svg:font-family="&quot;Aptos Narrow1&quot;"/>
    <style:font-face style:name="Bahnschrift SemiLight" svg:font-family="&quot;Bahnschrift SemiLight&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color="#000000" style:font-name="Aptos Narrow" style:font-name-asian="Aptos Narrow" style:font-name-complex="Aptos Narrow" fo:font-size="11pt" style:font-size-asian="11pt" style:font-size-complex="11pt"/>
    </style:style>
    <style:style style:name="ce3"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 style:family="table-cell" style:parent-style-name="Excel_32_Built-in_32_Hyperlink" style:data-style-name="N0">
      <style:table-cell-properties fo:border-top="none" fo:border-bottom="thin solid #000000" fo:border-left="thin solid #000000" fo:border-right="none" style:vertical-align="top" fo:background-color="transparent" style:cell-protect="protected"/>
      <style:text-properties fo:color="#002060" style:font-name="Aptos Narrow" style:font-name-asian="Aptos Narrow" style:font-name-complex="Aptos Narrow" fo:font-size="11pt" style:font-size-asian="11pt" style:font-size-complex="11pt" style:text-underline-style="solid" style:text-underline-type="single" fo:font-weight="bold" style:font-weight-asian="bold" style:font-weight-complex="bold"/>
    </style:style>
    <style:style style:name="ce5" style:family="table-cell" style:parent-style-name="Excel_32_Built-in_32_Hyperlink" style:data-style-name="N0">
      <style:table-cell-properties fo:border-top="none" fo:border-bottom="thin solid #000000" fo:border-left="thin solid #000000" fo:border-right="none" style:vertical-align="top" fo:wrap-option="wrap" fo:background-color="transparent" style:cell-protect="protected"/>
      <style:text-properties fo:color="#002060" style:font-name="Aptos Narrow" style:font-name-asian="Aptos Narrow" style:font-name-complex="Aptos Narrow" fo:font-size="11pt" style:font-size-asian="11pt" style:font-size-complex="11pt" style:text-underline-style="solid" style:text-underline-type="single"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style:vertical-align="top" fo:wrap-option="wrap"/>
      <style:text-properties fo:color="#000000" style:font-name="Aptos Narrow1" style:font-name-asian="Aptos Narrow1" style:font-name-complex="Aptos Narrow1" fo:font-size="11pt" style:font-size-asian="11pt" style:font-size-complex="11pt"/>
    </style:style>
    <style:style style:name="ce8" style:family="table-cell" style:parent-style-name="Default" style:data-style-name="N0">
      <style:table-cell-properties style:vertical-align="top"/>
    </style:style>
    <style:style style:name="ce9" style:family="table-cell" style:parent-style-name="Default" style:data-style-name="N0">
      <style:table-cell-properties fo:border-top="thin solid #000000" fo:border-bottom="thin solid #000000" fo:border-left="thin solid #000000" fo:border-right="none"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10" style:family="table-cell" style:parent-style-name="Default" style:data-style-name="N0">
      <style:table-cell-properties fo:border-top="thin solid #000000" fo:border-bottom="thin solid #000000" fo:border-left="thin solid #000000" fo:border-right="none" style:vertical-align="top" fo:background-color="transparent"/>
      <style:text-properties fo:color="#000000" style:font-name="Aptos Narrow" style:font-name-asian="Aptos Narrow" style:font-name-complex="Aptos Narrow" fo:font-size="14pt" style:font-size-asian="14pt" style:font-size-complex="14pt" fo:font-style="italic" style:font-style-asian="italic" style:font-style-complex="italic"/>
    </style:style>
    <style:style style:name="ce11"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fo:color="#000000" style:font-name="Aptos Narrow" style:font-name-asian="Aptos Narrow" style:font-name-complex="Aptos Narrow" fo:font-size="13pt" style:font-size-asian="13pt" style:font-size-complex="13pt" fo:font-style="italic" style:font-style-asian="italic" style:font-style-complex="italic"/>
    </style:style>
    <style:style style:name="ce12"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13" style:family="table-cell" style:parent-style-name="Default" style:data-style-name="N0">
      <style:table-cell-properties fo:border="thin solid #000000" style:vertical-align="top"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9pt" style:font-size-asian="9pt" style:font-size-complex="9pt"/>
    </style:style>
    <style:style style:name="ce15" style:family="table-cell" style:parent-style-name="Default" style:data-style-name="N0">
      <style:table-cell-properties fo:border="thin solid #000000" style:vertical-align="to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17" style:family="table-cell" style:parent-style-name="Default" style:data-style-name="N0">
      <style:table-cell-properties fo:border="thin solid #000000" style:vertical-align="top" fo:wrap-option="wrap"/>
      <style:text-properties fo:color="#000000" style:font-name="Aptos Display1" style:font-name-asian="Aptos Display1" style:font-name-complex="Aptos Display1" fo:font-size="9pt" style:font-size-asian="9pt" style:font-size-complex="9pt"/>
    </style:style>
    <style:style style:name="ce18"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20" style:family="table-cell" style:parent-style-name="Default" style:data-style-name="N0">
      <style:table-cell-properties fo:border="thin solid #000000" style:vertical-align="top" fo:wrap-option="wrap"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21"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22" style:family="table-cell" style:parent-style-name="Default" style:data-style-name="N0">
      <style:table-cell-properties fo:border="thin solid #000000" style:vertical-align="top" fo:wrap-option="wrap"/>
      <style:text-properties fo:color="#000000" style:font-name="Aptos Display" style:font-name-asian="Aptos Display" style:font-name-complex="Aptos Display" fo:font-size="9pt" style:font-size-asian="9pt" style:font-size-complex="9pt"/>
    </style:style>
    <style:style style:name="ce23"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Aptos Display1" style:font-name-asian="Aptos Display1" style:font-name-complex="Aptos Display1" fo:font-size="9pt" style:font-size-asian="9pt" style:font-size-complex="9pt"/>
    </style:style>
    <style:style style:name="ce25" style:family="table-cell" style:parent-style-name="Default" style:data-style-name="N0">
      <style:table-cell-properties fo:border="thin solid #000000" style:vertical-align="top" fo:wrap-option="wrap" fo:background-color="transparent"/>
      <style:text-properties fo:color="#000000" style:font-name="Bahnschrift SemiLight" style:font-name-asian="Bahnschrift SemiLight" style:font-name-complex="Bahnschrift SemiLight" fo:font-size="11pt" style:font-size-asian="11pt" style:font-size-complex="11pt" style:font-family-generic="swiss"/>
    </style:style>
    <style:style style:name="ce2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Bahnschrift SemiLight" style:font-name-asian="Bahnschrift SemiLight" style:font-name-complex="Bahnschrift SemiLight" fo:font-size="11pt" style:font-size-asian="11pt" style:font-size-complex="11pt" style:font-family-generic="swiss"/>
    </style:style>
    <style:style style:name="ce27" style:family="table-cell" style:parent-style-name="Default" style:data-style-name="N0">
      <style:table-cell-properties fo:border="thin solid #000000" style:vertical-align="top" fo:wrap-option="wrap" fo:background-color="transparent"/>
      <style:text-properties fo:color="#000000" style:font-name="Aptos Display1" style:font-name-asian="Aptos Display1" style:font-name-complex="Aptos Display1" fo:font-size="9pt" style:font-size-asian="9pt" style:font-size-complex="9pt"/>
    </style:style>
    <style:style style:name="ce28"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size="11pt" style:font-size-asian="11pt" style:font-size-complex="11pt" style:text-underline-style="solid" style:text-underline-type="single" style:font-family-generic="swiss"/>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30" style:family="table-cell" style:parent-style-name="Default" style:data-style-name="N0">
      <style:table-cell-properties fo:border="thin solid #000000" style:vertical-align="top"/>
      <style:text-properties fo:color="#000000" style:font-name="Bahnschrift SemiLight" style:font-name-asian="Bahnschrift SemiLight" style:font-name-complex="Bahnschrift SemiLight" fo:font-size="11pt" style:font-size-asian="11pt" style:font-size-complex="11pt" fo:font-style="italic" style:font-style-asian="italic" style:font-style-complex="italic" style:font-family-generic="swiss"/>
    </style:style>
    <style:style style:name="ce31"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fo:font-size="9pt" style:font-size-asian="9pt" style:font-size-complex="9pt" style:font-family-generic="swiss"/>
    </style:style>
    <style:style style:name="ce32" style:family="table-cell" style:parent-style-name="Default" style:data-style-name="N0">
      <style:table-cell-properties fo:border="thin solid #000000" style:vertical-align="top"/>
      <style:text-properties fo:color="#000000" style:font-name="Aptos Narrow" style:font-name-asian="Aptos Narrow" style:font-name-complex="Aptos Narrow" fo:font-size="11pt" style:font-size-asian="11pt" style:font-size-complex="11pt"/>
    </style:style>
    <style:style style:name="ce33" style:family="table-cell" style:parent-style-name="Default" style:data-style-name="N0">
      <style:table-cell-properties fo:border="thin solid #000000" style:vertical-align="top" fo:wrap-option="wrap" style:repeat-content="false"/>
      <style:paragraph-properties fo:text-align="center"/>
      <style:text-properties fo:color="#FF0000" style:font-name="Aptos Narrow" style:font-name-asian="Aptos Narrow" style:font-name-complex="Aptos Narrow" fo:font-size="11pt" style:font-size-asian="11pt" style:font-size-complex="11pt" fo:font-weight="bold" style:font-weight-asian="bold" style:font-weight-complex="bold"/>
    </style:style>
    <style:style style:name="ce34" style:family="table-cell" style:parent-style-name="Default" style:data-style-name="N0">
      <style:table-cell-properties fo:border="thin solid #000000" style:vertical-align="top" fo:wrap-option="wrap"/>
      <style:text-properties fo:color="#000000" style:font-name="Bahnschrift SemiLight" style:font-name-asian="Bahnschrift SemiLight" style:font-name-complex="Bahnschrift SemiLight" fo:font-size="11pt" style:font-size-asian="11pt" style:font-size-complex="11pt" style:font-family-generic="swiss"/>
    </style:style>
    <style:style style:name="ce35" style:family="table-cell" style:parent-style-name="Default" style:data-style-name="N0">
      <style:table-cell-properties fo:border="thin solid #000000" style:vertical-align="top" fo:wrap-option="wrap"/>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36" style:family="table-cell" style:parent-style-name="Default" style:data-style-name="N0">
      <style:table-cell-properties fo:border="thin solid #000000" style:vertical-align="middle" fo:wrap-option="wrap"/>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37"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fo:font-size="11pt" style:font-size-asian="11pt" style:font-size-complex="11pt" fo:font-weight="bold" style:font-weight-asian="bold" style:font-weight-complex="bold" style:font-family-generic="swiss"/>
    </style:style>
    <style:style style:name="ce38"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size="14pt" style:font-size-asian="14pt" style:font-size-complex="14pt" fo:font-weight="bold" style:font-weight-asian="bold" style:font-weight-complex="bold" style:font-family-generic="swiss"/>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color="#000000" style:font-name="Bahnschrift SemiLight" style:font-name-asian="Bahnschrift SemiLight" style:font-name-complex="Bahnschrift SemiLight" fo:font-size="11pt" style:font-size-asian="11pt" style:font-size-complex="11pt" fo:font-weight="bold" style:font-weight-asian="bold" style:font-weight-complex="bold" style:font-family-generic="swiss"/>
    </style:style>
    <style:style style:name="ce40" style:family="table-cell" style:parent-style-name="Default" style:data-style-name="N0">
      <style:table-cell-properties fo:border="thin solid #000000" style:vertical-align="automatic" fo:wrap-option="wrap"/>
      <style:text-properties fo:color="#000000" style:font-name="Bahnschrift SemiLight" style:font-name-asian="Bahnschrift SemiLight" style:font-name-complex="Bahnschrift SemiLight" fo:font-size="11pt" style:font-size-asian="11pt" style:font-size-complex="11pt" style:font-family-generic="swiss"/>
    </style:style>
    <style:style style:name="ce41" style:family="table-cell" style:parent-style-name="Default" style:data-style-name="N0">
      <style:table-cell-properties fo:border="thin solid #000000" style:vertical-align="middle" fo:wrap-option="wrap"/>
      <style:text-properties fo:color="#000000" style:font-name="Bahnschrift SemiLight" style:font-name-asian="Bahnschrift SemiLight" style:font-name-complex="Bahnschrift SemiLight" fo:font-size="11pt" style:font-size-asian="11pt" style:font-size-complex="11pt" style:font-family-generic="swiss"/>
    </style:style>
    <style:style style:name="ce42" style:family="table-cell" style:parent-style-name="Default" style:data-style-name="N0">
      <style:table-cell-properties fo:border-top="thin solid #000000" fo:border-bottom="thin solid #000000" fo:border-left="thin solid #000000" fo:border-right="none"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3" style:family="table-cell" style:parent-style-name="Default" style:data-style-name="N0">
      <style:table-cell-properties fo:border-top="thin solid #000000" fo:border-bottom="thin solid #000000" fo:border-left="none" fo:border-right="none"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4" style:family="table-cell" style:parent-style-name="Default" style:data-style-name="N0">
      <style:table-cell-properties fo:border-top="thin solid #000000" fo:border-bottom="thin solid #000000" fo:border-left="none" fo:border-right="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5" style:family="table-cell" style:parent-style-name="Default" style:data-style-name="N0">
      <style:table-cell-properties fo:border-top="thin solid #000000" fo:border-bottom="thin solid #000000" fo:border-left="thin solid #000000" fo:border-right="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6"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center"/>
      <style:text-properties fo:color="#000000" style:font-name="Aptos Narrow" style:font-name-asian="Aptos Narrow" style:font-name-complex="Aptos Narrow" fo:font-size="20pt" style:font-size-asian="20pt" style:font-size-complex="20pt" fo:font-weight="bold" style:font-weight-asian="bold" style:font-weight-complex="bold"/>
    </style:style>
    <style:style style:name="T1" style:family="text" style:parent-style-name="Default">
      <style:text-properties fo:color="#000000" style:text-line-through-style="none" style:font-name="Aptos Narrow" style:font-name-asian="Aptos Narrow" style:font-name-complex="Aptos Narrow" fo:font-size="14pt" style:font-size-asian="14pt" style:font-size-complex="14pt" fo:font-style="italic" style:font-style-asian="italic" style:font-style-complex="italic"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Aptos Display1" style:font-name-asian="Aptos Display1" style:font-name-complex="Aptos Display1"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Aptos Narrow1" style:font-name-asian="Aptos Narrow1" style:font-name-complex="Aptos Narrow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2"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FF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8.09625cm" style:use-optimal-column-width="true"/>
    </style:style>
    <style:style style:name="co2" style:family="table-column">
      <style:table-column-properties fo:break-before="auto" style:column-width="37.5708333333333cm" style:use-optimal-column-width="true"/>
    </style:style>
    <style:style style:name="co3" style:family="table-column">
      <style:table-column-properties fo:break-before="auto" style:column-width="1.48166666666667cm"/>
    </style:style>
    <style:style style:name="co4" style:family="table-column">
      <style:table-column-properties fo:break-before="auto" style:column-width="3.28083333333333cm"/>
    </style:style>
    <style:style style:name="co5" style:family="table-column">
      <style:table-column-properties fo:break-before="auto" style:column-width="11.350625cm" style:use-optimal-column-width="true"/>
    </style:style>
    <style:style style:name="co6" style:family="table-column">
      <style:table-column-properties fo:break-before="auto" style:column-width="10.715625cm" style:use-optimal-column-width="true"/>
    </style:style>
    <style:style style:name="co7" style:family="table-column">
      <style:table-column-properties fo:break-before="auto" style:column-width="9.286875cm" style:use-optimal-column-width="true"/>
    </style:style>
    <style:style style:name="co8" style:family="table-column">
      <style:table-column-properties fo:break-before="auto" style:column-width="13.335cm" style:use-optimal-column-width="true"/>
    </style:style>
    <style:style style:name="co9" style:family="table-column">
      <style:table-column-properties fo:break-before="auto" style:column-width="1.69333333333333cm"/>
    </style:style>
    <style:style style:name="ro1" style:family="table-row">
      <style:table-row-properties style:row-height="26.25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14.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20pt" style:use-optimal-row-height="false" fo:break-before="auto"/>
    </style:style>
    <style:style style:name="ro8" style:family="table-row">
      <style:table-row-properties style:row-height="240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132pt" style:use-optimal-row-height="false" fo:break-before="auto"/>
    </style:style>
    <style:style style:name="ro11" style:family="table-row">
      <style:table-row-properties style:row-height="192pt" style:use-optimal-row-height="false" fo:break-before="auto"/>
    </style:style>
    <style:style style:name="ro12" style:family="table-row">
      <style:table-row-properties style:row-height="276pt" style:use-optimal-row-height="false" fo:break-before="auto"/>
    </style:style>
    <style:style style:name="ro13" style:family="table-row">
      <style:table-row-properties style:row-height="20.25pt" style:use-optimal-row-height="false" fo:break-before="auto"/>
    </style:style>
    <style:style style:name="ro14" style:family="table-row">
      <style:table-row-properties style:row-height="300pt" style:use-optimal-row-height="false" fo:break-before="auto"/>
    </style:style>
    <style:style style:name="ro15" style:family="table-row">
      <style:table-row-properties style:row-height="12.75pt" style:use-optimal-row-height="false" fo:break-before="auto"/>
    </style:style>
    <style:style style:name="ro16" style:family="table-row">
      <style:table-row-properties style:row-height="119.25pt" style:use-optimal-row-height="false" fo:break-before="auto"/>
    </style:style>
    <style:style style:name="ro17" style:family="table-row">
      <style:table-row-properties style:row-height="145.5pt" style:use-optimal-row-height="false" fo:break-before="auto"/>
    </style:style>
    <style:style style:name="ro18" style:family="table-row">
      <style:table-row-properties style:row-height="409.5pt" style:use-optimal-row-height="false" fo:break-before="auto"/>
    </style:style>
    <style:style style:name="ro19" style:family="table-row">
      <style:table-row-properties style:row-height="106.5pt" style:use-optimal-row-height="false" fo:break-before="auto"/>
    </style:style>
    <style:style style:name="ro20" style:family="table-row">
      <style:table-row-properties style:row-height="286.5pt" style:use-optimal-row-height="false" fo:break-before="auto"/>
    </style:style>
    <style:style style:name="ro21" style:family="table-row">
      <style:table-row-properties style:row-height="29.25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84pt" style:use-optimal-row-height="false" fo:break-before="auto"/>
    </style:style>
    <style:style style:name="ro24" style:family="table-row">
      <style:table-row-properties style:row-height="15.75pt" style:use-optimal-row-height="false" fo:break-before="auto"/>
    </style:style>
    <style:style style:name="ro25" style:family="table-row">
      <style:table-row-properties style:row-height="288pt" style:use-optimal-row-height="false" fo:break-before="auto"/>
    </style:style>
    <style:style style:name="ro26" style:family="table-row">
      <style:table-row-properties style:row-height="108pt" style:use-optimal-row-height="false" fo:break-before="auto"/>
    </style:style>
    <style:style style:name="ro27" style:family="table-row">
      <style:table-row-properties style:row-height="405pt" style:use-optimal-row-height="false" fo:break-before="auto"/>
    </style:style>
    <style:style style:name="ro28" style:family="table-row">
      <style:table-row-properties style:row-height="31.5pt" style:use-optimal-row-height="false" fo:break-before="auto"/>
    </style:style>
    <style:style style:name="ro29" style:family="table-row">
      <style:table-row-properties style:row-height="168pt" style:use-optimal-row-height="false" fo:break-before="auto"/>
    </style:style>
    <style:style style:name="ro30" style:family="table-row">
      <style:table-row-properties style:row-height="180pt" style:use-optimal-row-height="false" fo:break-before="auto"/>
    </style:style>
    <style:style style:name="ro31" style:family="table-row">
      <style:table-row-properties style:row-height="156pt" style:use-optimal-row-height="false" fo:break-before="auto"/>
    </style:style>
    <style:style style:name="ro32" style:family="table-row">
      <style:table-row-properties style:row-height="21pt" style:use-optimal-row-height="false" fo:break-before="auto"/>
    </style:style>
    <style:style style:name="ro33" style:family="table-row">
      <style:table-row-properties style:row-height="216pt" style:use-optimal-row-height="false" fo:break-before="auto"/>
    </style:style>
    <style:style style:name="ro34" style:family="table-row">
      <style:table-row-properties style:row-height="228pt" style:use-optimal-row-height="false" fo:break-before="auto"/>
    </style:style>
    <style:style style:name="ro35" style:family="table-row">
      <style:table-row-properties style:row-height="252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264pt" style:use-optimal-row-height="false" fo:break-before="auto"/>
    </style:style>
    <style:style style:name="ro38" style:family="table-row">
      <style:table-row-properties style:row-height="285.75pt" style:use-optimal-row-height="false" fo:break-before="auto"/>
    </style:style>
    <style:style style:name="ro39" style:family="table-row">
      <style:table-row-properties style:row-height="282.75pt" style:use-optimal-row-height="false" fo:break-before="auto"/>
    </style:style>
    <style:style style:name="ro40" style:family="table-row">
      <style:table-row-properties style:row-height="204pt" style:use-optimal-row-height="false" fo:break-before="auto"/>
    </style:style>
    <style:style style:name="ro41" style:family="table-row">
      <style:table-row-properties style:row-height="312pt" style:use-optimal-row-height="false" fo:break-before="auto"/>
    </style:style>
    <style:style style:name="ro42" style:family="table-row">
      <style:table-row-properties style:row-height="28.5pt" style:use-optimal-row-height="false" fo:break-before="auto"/>
    </style:style>
    <style:style style:name="ro43" style:family="table-row">
      <style:table-row-properties style:row-height="336pt" style:use-optimal-row-height="false" fo:break-before="auto"/>
    </style:style>
    <style:style style:name="ro44" style:family="table-row">
      <style:table-row-properties style:row-height="216.75pt" style:use-optimal-row-height="false" fo:break-before="auto"/>
    </style:style>
    <style:style style:name="ro45" style:family="table-row">
      <style:table-row-properties style:row-height="12.75pt" style:use-optimal-row-height="true" fo:break-before="auto"/>
    </style:style>
    <style:style style:name="ro46" style:family="table-row">
      <style:table-row-properties style:row-height="15pt" style:use-optimal-row-height="true" fo:break-before="auto"/>
    </style:style>
    <style:style style:name="ro47" style:family="table-row">
      <style:table-row-properties style:row-height="409.5pt" style:use-optimal-row-height="true" fo:break-before="auto"/>
    </style:style>
    <style:style style:name="ro48" style:family="table-row">
      <style:table-row-properties style:row-height="45pt" style:use-optimal-row-height="true" fo:break-before="auto"/>
    </style:style>
    <style:style style:name="ro49" style:family="table-row">
      <style:table-row-properties style:row-height="75pt" style:use-optimal-row-height="true" fo:break-before="auto"/>
    </style:style>
    <style:style style:name="ro50" style:family="table-row">
      <style:table-row-properties style:row-height="135pt" style:use-optimal-row-height="true" fo:break-before="auto"/>
    </style:style>
    <style:style style:name="ro51" style:family="table-row">
      <style:table-row-properties style:row-height="195pt" style:use-optimal-row-height="true" fo:break-before="auto"/>
    </style:style>
    <style:style style:name="ro52" style:family="table-row">
      <style:table-row-properties style:row-height="236.25pt" style:use-optimal-row-height="true" fo:break-before="auto"/>
    </style:style>
    <style:style style:name="ro53" style:family="table-row">
      <style:table-row-properties style:row-height="14.25pt" style:use-optimal-row-height="true" fo:break-before="auto"/>
    </style:style>
    <style:style style:name="ro54" style:family="table-row">
      <style:table-row-properties style:row-height="165pt" style:use-optimal-row-height="true" fo:break-before="auto"/>
    </style:style>
    <style:style style:name="ro55" style:family="table-row">
      <style:table-row-properties style:row-height="120pt" style:use-optimal-row-height="true" fo:break-before="auto"/>
    </style:style>
    <style:style style:name="ro56" style:family="table-row">
      <style:table-row-properties style:row-height="312pt" style:use-optimal-row-height="true" fo:break-before="auto"/>
    </style:style>
    <style:style style:name="ro57" style:family="table-row">
      <style:table-row-properties style:row-height="60pt" style:use-optimal-row-height="true" fo:break-before="auto"/>
    </style:style>
    <style:style style:name="ro58" style:family="table-row">
      <style:table-row-properties style:row-height="90pt" style:use-optimal-row-height="true" fo:break-before="auto"/>
    </style:style>
    <style:style style:name="ro59" style:family="table-row">
      <style:table-row-properties style:row-height="150pt" style:use-optimal-row-height="true" fo:break-before="auto"/>
    </style:style>
    <style:style style:name="ro60" style:family="table-row">
      <style:table-row-properties style:row-height="360pt" style:use-optimal-row-height="true" fo:break-before="auto"/>
    </style:style>
    <style:style style:name="ro61" style:family="table-row">
      <style:table-row-properties style:row-height="225pt" style:use-optimal-row-height="true" fo:break-before="auto"/>
    </style:style>
    <style:style style:name="ro62" style:family="table-row">
      <style:table-row-properties style:row-height="240pt" style:use-optimal-row-height="true" fo:break-before="auto"/>
    </style:style>
    <style:style style:name="ro63" style:family="table-row">
      <style:table-row-properties style:row-height="180pt" style:use-optimal-row-height="true" fo:break-before="auto"/>
    </style:style>
    <style:style style:name="ro64" style:family="table-row">
      <style:table-row-properties style:row-height="156.75pt" style:use-optimal-row-height="true" fo:break-before="auto"/>
    </style:style>
    <style:style style:name="ro65"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true" table:search-criteria-must-apply-to-whole-cell="true" table:use-wildcards="true" table:use-regular-expressions="false" table:automatic-find-labels="false"/>
      <table:table table:name="ebs-response" table:style-name="ta1">
        <table:table-column table:style-name="co1" table:default-cell-style-name="ce8"/>
        <table:table-column table:style-name="co2" table:default-cell-style-name="ce8"/>
        <table:table-column table:style-name="co3" table:default-cell-style-name="Default_1"/>
        <table:table-column table:style-name="co4" table:default-cell-style-name="Default_1"/>
        <table:table-column table:style-name="co3" table:number-columns-repeated="16380" table:default-cell-style-name="Default_1"/>
        <table:table-row table:style-name="ro1">
          <table:table-cell office:value-type="string" table:style-name="ce3">
            <text:p>Concern</text:p>
          </table:table-cell>
          <table:table-cell office:value-type="string" table:style-name="ce9">
            <text:p>Description</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46">All Request Approved</text:a></text:p>
          </table:table-cell>
          <table:table-cell office:value-type="string" table:style-name="ce10">
            <text:p>When all requests of the customers were Approved, either adjustment were created, request were granted or questions were answered correctly</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52">Multiple Pros</text:a></text:p>
          </table:table-cell>
          <table:table-cell office:value-type="string" table:style-name="ce10">
            <text:p>Response to be used when customer has a dispute on multiple Pros with mutilple resolutions</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58">Request Cannot Be Completed</text:a></text:p>
          </table:table-cell>
          <table:table-cell office:value-type="string" table:style-name="ce10">
            <text:p>When request of the customer cannot be done since Pro no. is Invalid or incomplete information</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60">Request Denied</text:a></text:p>
          </table:table-cell>
          <table:table-cell office:value-type="string" table:style-name="ce10">
            <text:p>When all Requests of the customer were Denied or not granted(Either pros is billing correctly, already paid and closed, or proper document was not provided)</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69">REOPENED CASE SOP</text:a></text:p>
          </table:table-cell>
          <table:table-cell office:value-type="string" table:style-name="ce10">
            <text:p>GUIDELINE FOR REOPENED CASES</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71">Reopened Cases</text:a></text:p>
          </table:table-cell>
          <table:table-cell office:value-type="string" table:style-name="ce10">
            <text:p>Response to be used when case reopened either because customer provided another set of pros or does not accept the initial resolution provided</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75">Money Back Guarantee</text:a></text:p>
          </table:table-cell>
          <table:table-cell office:value-type="string" table:style-name="ce10">
            <text:p>Response when customer is disputing Guaranteed Delivery Service(GAMD, GTE, CDW)</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77">Account no. Invalid/Cannot Be Used</text:a></text:p>
          </table:table-cell>
          <table:table-cell office:value-type="string" table:style-name="ce10">
            <text:p>Response to be used when customer provided an invalid account no. for Rebilling an invoice</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79">Write Off/Void</text:a></text:p>
          </table:table-cell>
          <table:table-cell office:value-type="string" table:style-name="ce10">
            <text:p>Response related to VOID or Write Off Pros or Requests</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82">Rebill Requests</text:a></text:p>
          </table:table-cell>
          <table:table-cell office:value-type="string" table:style-name="ce10">
            <text:p>Response to be used when dispute is about Rebilling an Invoice (Freight Charge or Accessorial)</text:p>
          </table:table-cell>
          <table:table-cell table:number-columns-repeated="6" table:style-name="Default_1"/>
          <table:table-cell table:number-columns-repeated="16376" table:style-name="ce1"/>
        </table:table-row>
        <table:table-row table:style-name="ro3">
          <table:table-cell office:value-type="string" table:style-name="ce5">
            <text:p><text:a xlink:href="#'Response Template'.B88">Class/NMFC/Weight/Handling Unit/Description Updated - Not Inspected</text:a></text:p>
          </table:table-cell>
          <table:table-cell office:value-type="string" table:style-name="ce10">
            <text:p>Response to be used for Disputes regarding Class, NMFC, Weigh, Handling Unit or Disciption but pros were not Inspected</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92">Service Level Update</text:a></text:p>
          </table:table-cell>
          <table:table-cell office:value-type="string" table:style-name="ce10">
            <text:p>Response for Disputes regarding Service Level/Type (Priority/Economy)</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94">Reference No.</text:a></text:p>
          </table:table-cell>
          <table:table-cell office:value-type="string" table:style-name="ce10">
            <text:p>Response to be Used for Disputes/Requests related to Reference No. Update(BOL No., Order No., Order No., etc.)</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96">LTL/Volume Quote</text:a></text:p>
          </table:table-cell>
          <table:table-cell office:value-type="string" table:style-name="ce10">
            <text:p>Response to be used for Disputes/Requests on Volume Shipment ( TLX, TLS, CONT)</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102">NOST</text:a></text:p>
          </table:table-cell>
          <table:table-cell office:value-type="string" table:style-name="ce10">
            <text:p>Response related to No Shipment Tendered Dispute</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104">Unposted Pros</text:a></text:p>
          </table:table-cell>
          <table:table-cell office:value-type="string" table:style-name="ce10">
            <text:p>Response to be used for Unposted Pros (Trapped on PAUD Queues)</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106">Escalated Case from Client</text:a></text:p>
          </table:table-cell>
          <table:table-cell office:value-type="string" table:style-name="ce10">
            <text:p>Response to be Used for Escalate Cases from the Client and handled on Multiple Days</text:p>
          </table:table-cell>
          <table:table-cell table:number-columns-repeated="6" table:style-name="Default_1"/>
          <table:table-cell table:number-columns-repeated="16376" table:style-name="ce1"/>
        </table:table-row>
        <table:table-row table:style-name="ro2">
          <table:table-cell office:value-type="string" table:style-name="ce4">
            <text:p><text:a xlink:href="#'Response Template'.B108">WARM TRANSFER</text:a></text:p>
          </table:table-cell>
          <table:table-cell office:value-type="string" table:style-name="ce10">
            <text:p>Template Response when doing a Warm Transfer to a Different Department</text:p>
          </table:table-cell>
          <table:table-cell table:number-columns-repeated="6" table:style-name="Default_1"/>
          <table:table-cell table:number-columns-repeated="16376" table:style-name="ce1"/>
        </table:table-row>
        <table:table-row table:style-name="ro2">
          <table:table-cell office:value-type="string" table:style-name="ce5">
            <text:p><text:a xlink:href="#'Response Template'.B116">Reweigh</text:a></text:p>
          </table:table-cell>
          <table:table-cell office:value-type="string" table:style-name="ce10">
            <text:p>Response to be used for Reweigh Related Disputes -<text:span text:style-name="T1"><text:s/>Should be Handled by Reweigh Team</text:span></text:p>
          </table:table-cell>
          <table:table-cell table:number-columns-repeated="6" table:style-name="Default_1"/>
          <table:table-cell table:number-columns-repeated="16376" table:style-name="ce1"/>
        </table:table-row>
        <table:table-row table:style-name="ro2">
          <table:table-cell office:value-type="string" table:style-name="ce5">
            <text:p><text:a xlink:href="#'Response Template'.B126">Over Charge Claim</text:a></text:p>
          </table:table-cell>
          <table:table-cell office:value-type="string" table:style-name="ce10">
            <text:p>Response to be used for Overcharge Related Disputes -<text:s/><text:span text:style-name="T1">Should be Handled by OVC Team</text:span></text:p>
          </table:table-cell>
          <table:table-cell table:number-columns-repeated="6" table:style-name="Default_1"/>
          <table:table-cell table:number-columns-repeated="16376" table:style-name="ce1"/>
        </table:table-row>
        <table:table-row table:style-name="ro2">
          <table:table-cell office:value-type="string" table:style-name="ce5">
            <text:p><text:a xlink:href="#'Response Template'.B132">Pricing</text:a></text:p>
          </table:table-cell>
          <table:table-cell office:value-type="string" table:style-name="ce10">
            <text:p>Response when Dispute of the customer is related to Pricing(Agreement, Contract, Tariff, Fuel) -<text:s/><text:span text:style-name="T1">Should be Handled by Pricing Team</text:span></text:p>
          </table:table-cell>
          <table:table-cell table:number-columns-repeated="6" table:style-name="Default_1"/>
          <table:table-cell table:number-columns-repeated="16376" table:style-name="ce1"/>
        </table:table-row>
        <table:table-row table:style-name="ro4">
          <table:table-cell office:value-type="string" table:style-name="ce5">
            <text:p><text:a xlink:href="#'Response Template'.B140">Cannot be Completed due to Nature of Dispute</text:a></text:p>
          </table:table-cell>
          <table:table-cell office:value-type="string" table:style-name="ce10">
            <text:p>Response for Cases That Require Additional Time to Work</text:p>
          </table:table-cell>
          <table:table-cell table:number-columns-repeated="6" table:style-name="Default_1"/>
          <table:table-cell table:number-columns-repeated="16376" table:style-name="ce1"/>
        </table:table-row>
        <table:table-row table:style-name="ro3">
          <table:table-cell office:value-type="string" table:style-name="ce5">
            <text:p><text:a xlink:href="#'Response Template'.B110">Warm Transfer Response for Issues not Covered by Invoicing Solution</text:a></text:p>
          </table:table-cell>
          <table:table-cell office:value-type="string" table:style-name="ce11">
            <text:p>Response for Cases that Needs to be Transferred to Different Department since Customers Concern is not related to Invoice Adjustment</text:p>
          </table:table-cell>
          <table:table-cell table:number-columns-repeated="6" table:style-name="Default_1"/>
          <table:table-cell table:number-columns-repeated="16376" table:style-name="ce1"/>
        </table:table-row>
        <table:table-row table:style-name="ro5">
          <table:table-cell table:number-columns-repeated="2" table:style-name="ce2"/>
          <table:table-cell table:number-columns-repeated="6" table:style-name="Default_1"/>
          <table:table-cell table:number-columns-repeated="16376" table:style-name="ce1"/>
        </table:table-row>
        <table:table-row table:number-rows-repeated="8" table:style-name="ro6" table:visibility="collapse">
          <table:table-cell table:number-columns-repeated="2" table:style-name="ce2"/>
          <table:table-cell table:number-columns-repeated="6" table:style-name="Default_1"/>
          <table:table-cell table:number-columns-repeated="16376" table:style-name="ce1"/>
        </table:table-row>
        <table:table-row table:style-name="ro5">
          <table:table-cell table:number-columns-repeated="2" table:style-name="ce2"/>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7">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8">
          <table:table-cell table:number-columns-repeated="2" table:style-name="ce8"/>
          <table:table-cell table:number-columns-repeated="6" table:style-name="Default_1"/>
          <table:table-cell table:number-columns-repeated="16376" table:style-name="ce1"/>
        </table:table-row>
        <table:table-row table:number-rows-repeated="2" table:style-name="ro9">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10">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7">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7">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11">
          <table:table-cell table:number-columns-repeated="2" table:style-name="ce8"/>
          <table:table-cell table:number-columns-repeated="5" table:style-name="Default_1"/>
          <table:table-cell table:style-name="ce6"/>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12">
          <table:table-cell table:number-columns-repeated="2" table:style-name="ce8"/>
          <table:table-cell table:style-name="Default_1"/>
          <table:table-cell office:value-type="string" table:style-name="ce7">
            <text:p>Correction Fee</text:p>
            <text:p>$50 - 2026 shipment</text:p>
            <text:p>$47 - 2025 shipment</text:p>
            <text:p>$44 - 2024 shipment</text:p>
            <text:p>$42 - 2023 shipment</text:p>
            <text:p><text:span text:style-name="T6">For 2026 shipments, always verify the fee in the FXF Rules Tariff online using Chrome.</text:span></text:p>
          </table:table-cell>
          <table:table-cell table:number-columns-repeated="4" table:style-name="Default_1"/>
          <table:table-cell table:number-columns-repeated="16376" table:style-name="ce1"/>
        </table:table-row>
        <table:table-row table:style-name="ro13">
          <table:table-cell table:number-columns-repeated="8" table:style-name="ce8"/>
          <table:table-cell table:number-columns-repeated="16376" table:style-name="ce1"/>
        </table:table-row>
        <table:table-row table:style-name="ro14">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10">
          <table:table-cell table:number-columns-repeated="2" table:style-name="ce8"/>
          <table:table-cell table:number-columns-repeated="6" table:style-name="Default_1"/>
          <table:table-cell table:number-columns-repeated="16376" table:style-name="ce1"/>
        </table:table-row>
        <table:table-row table:number-rows-repeated="2" table:style-name="ro15">
          <table:table-cell table:number-columns-repeated="2" table:style-name="ce8"/>
          <table:table-cell table:number-columns-repeated="6" table:style-name="Default_1"/>
          <table:table-cell table:number-columns-repeated="16376" table:style-name="ce1"/>
        </table:table-row>
        <table:table-row table:style-name="ro16">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17">
          <table:table-cell table:number-columns-repeated="2" table:style-name="ce8"/>
          <table:table-cell table:number-columns-repeated="6" table:style-name="Default_1"/>
          <table:table-cell table:number-columns-repeated="16376" table:style-name="ce1"/>
        </table:table-row>
        <table:table-row table:style-name="ro18">
          <table:table-cell table:number-columns-repeated="2" table:style-name="ce8"/>
          <table:table-cell table:number-columns-repeated="6" table:style-name="Default_1"/>
          <table:table-cell table:number-columns-repeated="16376" table:style-name="ce1"/>
        </table:table-row>
        <table:table-row table:style-name="ro19">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20">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14">
          <table:table-cell table:number-columns-repeated="2" table:style-name="ce8"/>
          <table:table-cell table:number-columns-repeated="6" table:style-name="Default_1"/>
          <table:table-cell table:number-columns-repeated="16376" table:style-name="ce1"/>
        </table:table-row>
        <table:table-row table:style-name="ro21">
          <table:table-cell table:number-columns-repeated="2" table:style-name="ce8"/>
          <table:table-cell table:number-columns-repeated="6" table:style-name="Default_1"/>
          <table:table-cell table:number-columns-repeated="16376" table:style-name="ce1"/>
        </table:table-row>
        <table:table-row table:style-name="ro15">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22">
          <table:table-cell table:number-columns-repeated="2" table:style-name="ce8"/>
          <table:table-cell table:number-columns-repeated="6" table:style-name="Default_1"/>
          <table:table-cell table:number-columns-repeated="16376" table:style-name="ce1"/>
        </table:table-row>
        <table:table-row table:style-name="ro23">
          <table:table-cell table:number-columns-repeated="2" table:style-name="ce8"/>
          <table:table-cell table:number-columns-repeated="6" table:style-name="Default_1"/>
          <table:table-cell table:number-columns-repeated="16376" table:style-name="ce1"/>
        </table:table-row>
        <table:table-row table:style-name="ro24">
          <table:table-cell table:number-columns-repeated="2" table:style-name="ce8"/>
          <table:table-cell table:number-columns-repeated="6" table:style-name="Default_1"/>
          <table:table-cell table:number-columns-repeated="16376" table:style-name="ce1"/>
        </table:table-row>
        <table:table-row table:style-name="ro25">
          <table:table-cell table:number-columns-repeated="2" table:style-name="ce8"/>
          <table:table-cell table:number-columns-repeated="6" table:style-name="Default_1"/>
          <table:table-cell table:number-columns-repeated="16376" table:style-name="ce1"/>
        </table:table-row>
        <table:table-row table:style-name="ro24">
          <table:table-cell table:number-columns-repeated="2" table:style-name="ce8"/>
          <table:table-cell table:number-columns-repeated="6" table:style-name="Default_1"/>
          <table:table-cell table:number-columns-repeated="16376" table:style-name="ce1"/>
        </table:table-row>
        <table:table-row table:style-name="ro26">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27">
          <table:table-cell table:number-columns-repeated="2" table:style-name="ce8"/>
          <table:table-cell table:number-columns-repeated="6" table:style-name="Default_1"/>
          <table:table-cell table:number-columns-repeated="16376" table:style-name="ce1"/>
        </table:table-row>
        <table:table-row table:style-name="ro28">
          <table:table-cell table:number-columns-repeated="2" table:style-name="ce8"/>
          <table:table-cell table:number-columns-repeated="6" table:style-name="Default_1"/>
          <table:table-cell table:number-columns-repeated="16376" table:style-name="ce1"/>
        </table:table-row>
        <table:table-row table:style-name="ro29">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30">
          <table:table-cell table:number-columns-repeated="2" table:style-name="ce8"/>
          <table:table-cell table:number-columns-repeated="6" table:style-name="Default_1"/>
          <table:table-cell table:number-columns-repeated="16376" table:style-name="ce1"/>
        </table:table-row>
        <table:table-row table:style-name="ro24">
          <table:table-cell table:number-columns-repeated="2" table:style-name="ce8"/>
          <table:table-cell table:number-columns-repeated="6" table:style-name="Default_1"/>
          <table:table-cell table:number-columns-repeated="16376" table:style-name="ce1"/>
        </table:table-row>
        <table:table-row table:style-name="ro31">
          <table:table-cell table:number-columns-repeated="2" table:style-name="ce8"/>
          <table:table-cell table:number-columns-repeated="6" table:style-name="Default_1"/>
          <table:table-cell table:number-columns-repeated="16376" table:style-name="ce1"/>
        </table:table-row>
        <table:table-row table:style-name="ro24">
          <table:table-cell table:number-columns-repeated="2" table:style-name="ce8"/>
          <table:table-cell table:number-columns-repeated="6" table:style-name="Default_1"/>
          <table:table-cell table:number-columns-repeated="16376" table:style-name="ce1"/>
        </table:table-row>
        <table:table-row table:style-name="ro22">
          <table:table-cell table:number-columns-repeated="2" table:style-name="ce8"/>
          <table:table-cell table:number-columns-repeated="6" table:style-name="Default_1"/>
          <table:table-cell table:number-columns-repeated="16376" table:style-name="ce1"/>
        </table:table-row>
        <table:table-row table:style-name="ro24">
          <table:table-cell table:number-columns-repeated="2" table:style-name="ce8"/>
          <table:table-cell table:number-columns-repeated="6" table:style-name="Default_1"/>
          <table:table-cell table:number-columns-repeated="16376" table:style-name="ce1"/>
        </table:table-row>
        <table:table-row table:style-name="ro10">
          <table:table-cell table:number-columns-repeated="2" table:style-name="ce8"/>
          <table:table-cell table:number-columns-repeated="6" table:style-name="Default_1"/>
          <table:table-cell table:number-columns-repeated="16376" table:style-name="ce1"/>
        </table:table-row>
        <table:table-row table:style-name="ro32">
          <table:table-cell table:number-columns-repeated="2" table:style-name="ce8"/>
          <table:table-cell table:number-columns-repeated="6" table:style-name="Default_1"/>
          <table:table-cell table:number-columns-repeated="16376" table:style-name="ce1"/>
        </table:table-row>
        <table:table-row table:style-name="ro33">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4">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35">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1">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22">
          <table:table-cell table:number-columns-repeated="2" table:style-name="ce8"/>
          <table:table-cell table:number-columns-repeated="6" table:style-name="Default_1"/>
          <table:table-cell table:number-columns-repeated="16376" table:style-name="ce1"/>
        </table:table-row>
        <table:table-row table:style-name="ro36">
          <table:table-cell table:number-columns-repeated="2" table:style-name="ce8"/>
          <table:table-cell table:number-columns-repeated="6" table:style-name="Default_1"/>
          <table:table-cell table:number-columns-repeated="16376" table:style-name="ce1"/>
        </table:table-row>
        <table:table-row table:style-name="ro37">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8">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9">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18">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40">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0">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11">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41">
          <table:table-cell table:number-columns-repeated="2" table:style-name="ce8"/>
          <table:table-cell table:number-columns-repeated="6" table:style-name="Default_1"/>
          <table:table-cell table:number-columns-repeated="16376" table:style-name="ce1"/>
        </table:table-row>
        <table:table-row table:style-name="ro42">
          <table:table-cell table:number-columns-repeated="2" table:style-name="ce8"/>
          <table:table-cell table:number-columns-repeated="6" table:style-name="Default_1"/>
          <table:table-cell table:number-columns-repeated="16376" table:style-name="ce1"/>
        </table:table-row>
        <table:table-row table:style-name="ro8">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11">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43">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15">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0">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33">
          <table:table-cell table:number-columns-repeated="2" table:style-name="ce8"/>
          <table:table-cell table:number-columns-repeated="6" table:style-name="Default_1"/>
          <table:table-cell table:number-columns-repeated="16376" table:style-name="ce1"/>
        </table:table-row>
        <table:table-row table:style-name="ro3">
          <table:table-cell table:number-columns-repeated="2" table:style-name="ce8"/>
          <table:table-cell table:number-columns-repeated="6" table:style-name="Default_1"/>
          <table:table-cell table:number-columns-repeated="16376" table:style-name="ce1"/>
        </table:table-row>
        <table:table-row table:style-name="ro29">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22">
          <table:table-cell table:number-columns-repeated="2" table:style-name="ce8"/>
          <table:table-cell table:number-columns-repeated="6" table:style-name="Default_1"/>
          <table:table-cell table:number-columns-repeated="16376" table:style-name="ce1"/>
        </table:table-row>
        <table:table-row table:style-name="ro6">
          <table:table-cell table:number-columns-repeated="2" table:style-name="ce8"/>
          <table:table-cell table:number-columns-repeated="6" table:style-name="Default_1"/>
          <table:table-cell table:number-columns-repeated="16376" table:style-name="ce1"/>
        </table:table-row>
        <table:table-row table:style-name="ro44">
          <table:table-cell table:number-columns-repeated="2" table:style-name="ce8"/>
          <table:table-cell table:number-columns-repeated="6" table:style-name="Default_1"/>
          <table:table-cell table:number-columns-repeated="16376" table:style-name="ce1"/>
        </table:table-row>
        <table:table-row table:style-name="ro15">
          <table:table-cell table:number-columns-repeated="2" table:style-name="ce8"/>
          <table:table-cell table:number-columns-repeated="6" table:style-name="Default_1"/>
          <table:table-cell table:number-columns-repeated="16376" table:style-name="ce1"/>
        </table:table-row>
        <table:table-row table:number-rows-repeated="21" table:style-name="ro5">
          <table:table-cell office:value-type="string" table:style-name="ce2">
            <text:p> </text:p>
          </table:table-cell>
          <table:table-cell office:value-type="string" table:style-name="ce2">
            <text:p> </text:p>
          </table:table-cell>
          <table:table-cell table:number-columns-repeated="6" table:style-name="Default_1"/>
          <table:table-cell table:number-columns-repeated="16376" table:style-name="ce1"/>
        </table:table-row>
        <table:table-row table:style-name="ro5">
          <table:table-cell office:value-type="string" table:style-name="ce2">
            <text:p> </text:p>
          </table:table-cell>
          <table:table-cell table:style-name="ce2"/>
          <table:table-cell table:number-columns-repeated="6" table:style-name="Default_1"/>
          <table:table-cell table:number-columns-repeated="16376" table:style-name="ce1"/>
        </table:table-row>
        <table:table-row table:style-name="ro5">
          <table:table-cell office:value-type="string" table:style-name="ce2">
            <text:p> </text:p>
          </table:table-cell>
          <table:table-cell office:value-type="string" table:style-name="ce2">
            <text:p> </text:p>
          </table:table-cell>
          <table:table-cell table:number-columns-repeated="6" table:style-name="Default_1"/>
          <table:table-cell table:number-columns-repeated="16376" table:style-name="ce1"/>
        </table:table-row>
        <table:table-row table:style-name="ro5">
          <table:table-cell office:value-type="string" table:style-name="ce2">
            <text:p> </text:p>
          </table:table-cell>
          <table:table-cell table:style-name="ce2"/>
          <table:table-cell table:number-columns-repeated="6" table:style-name="Default_1"/>
          <table:table-cell table:number-columns-repeated="16376" table:style-name="ce1"/>
        </table:table-row>
        <table:table-row table:style-name="ro5">
          <table:table-cell office:value-type="string" table:style-name="ce2">
            <text:p> </text:p>
          </table:table-cell>
          <table:table-cell office:value-type="string" table:style-name="ce2">
            <text:p> </text:p>
          </table:table-cell>
          <table:table-cell table:number-columns-repeated="6" table:style-name="Default_1"/>
          <table:table-cell table:number-columns-repeated="16376" table:style-name="ce1"/>
        </table:table-row>
        <table:table-row table:style-name="ro5">
          <table:table-cell office:value-type="string" table:style-name="ce2">
            <text:p> </text:p>
          </table:table-cell>
          <table:table-cell table:style-name="ce2"/>
          <table:table-cell table:number-columns-repeated="6" table:style-name="Default_1"/>
          <table:table-cell table:number-columns-repeated="16376" table:style-name="ce1"/>
        </table:table-row>
        <table:table-row table:style-name="ro5">
          <table:table-cell office:value-type="string" table:style-name="ce2">
            <text:p> </text:p>
          </table:table-cell>
          <table:table-cell office:value-type="string" table:style-name="ce2">
            <text:p> </text:p>
          </table:table-cell>
          <table:table-cell table:number-columns-repeated="6" table:style-name="Default_1"/>
          <table:table-cell table:number-columns-repeated="16376" table:style-name="ce1"/>
        </table:table-row>
        <table:table-row table:number-rows-repeated="2" table:style-name="ro5">
          <table:table-cell office:value-type="string" table:style-name="ce2">
            <text:p> </text:p>
          </table:table-cell>
          <table:table-cell table:style-name="ce2"/>
          <table:table-cell table:number-columns-repeated="6" table:style-name="Default_1"/>
          <table:table-cell table:number-columns-repeated="16376" table:style-name="ce1"/>
        </table:table-row>
        <table:table-row table:number-rows-repeated="9" table:style-name="ro5">
          <table:table-cell office:value-type="string" table:style-name="ce2">
            <text:p> </text:p>
          </table:table-cell>
          <table:table-cell office:value-type="string" table:style-name="ce2">
            <text:p> </text:p>
          </table:table-cell>
          <table:table-cell table:number-columns-repeated="6" table:style-name="Default_1"/>
          <table:table-cell table:number-columns-repeated="16376" table:style-name="ce1"/>
        </table:table-row>
        <table:table-row table:number-rows-repeated="20" table:style-name="ro5">
          <table:table-cell office:value-type="string" table:style-name="ce2">
            <text:p> </text:p>
          </table:table-cell>
          <table:table-cell table:style-name="ce2"/>
          <table:table-cell table:number-columns-repeated="6" table:style-name="Default_1"/>
          <table:table-cell table:number-columns-repeated="16376" table:style-name="ce1"/>
        </table:table-row>
        <table:table-row table:number-rows-repeated="355" table:style-name="ro5">
          <table:table-cell office:value-type="string" table:style-name="ce2">
            <text:p> </text:p>
          </table:table-cell>
          <table:table-cell office:value-type="string" table:style-name="ce2">
            <text:p> </text:p>
          </table:table-cell>
          <table:table-cell table:number-columns-repeated="6" table:style-name="Default_1"/>
          <table:table-cell table:number-columns-repeated="16376" table:style-name="ce1"/>
        </table:table-row>
        <table:table-row table:number-rows-repeated="11" table:style-name="ro15">
          <table:table-cell table:number-columns-repeated="16384"/>
        </table:table-row>
        <table:table-row table:number-rows-repeated="1048021" table:style-name="ro45">
          <table:table-cell table:number-columns-repeated="16384"/>
        </table:table-row>
      </table:table>
      <table:table table:name="Templates"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80" table:default-cell-style-name="ce1"/>
        <table:table-row table:style-name="ro1">
          <table:table-cell office:value-type="string" table:style-name="ce3">
            <text:p>Concern</text:p>
          </table:table-cell>
          <table:table-cell office:value-type="string" table:number-columns-spanned="3" table:number-rows-spanned="1" table:style-name="ce45">
            <text:p>Response Template</text:p>
          </table:table-cell>
          <table:covered-table-cell table:number-columns-repeated="2"/>
          <table:table-cell table:number-columns-repeated="16380"/>
        </table:table-row>
        <table:table-row table:style-name="ro46">
          <table:table-cell office:value-type="string" table:number-columns-spanned="1" table:number-rows-spanned="6" table:style-name="ce46">
            <text:p>All Request Approved</text:p>
          </table:table-cell>
          <table:table-cell office:value-type="string" table:style-name="ce13">
            <text:p>Single Pros</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7">
          <table:covered-table-cell/>
          <table:table-cell office:value-type="string" table:style-name="ce14">
            <text:p>Hello, I completed your request per your instructions. [LIST WHAT ACTIONS YOU HAVE TAKEN WITH THIS CASE TO PROVIDE A COMPREHENSIVE ANSWER AND EXPLANATION TO CUSTOMER/REQUESTOR]. Thank you for choosing FedEx, EBS Operations - Invoicing Solutions</text:p>
          </table:table-cell>
          <table:table-cell office:value-type="string" table:style-name="ce14">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4">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0"/>
        </table:table-row>
        <table:table-row table:style-name="ro1">
          <table:covered-table-cell/>
          <table:table-cell office:value-type="string" table:number-columns-spanned="2" table:number-rows-spanned="1" table:style-name="ce15">
            <text:p>Approved but Invoice is Over 180 Days</text:p>
          </table:table-cell>
          <table:covered-table-cell/>
          <table:table-cell office:value-type="string" table:style-name="ce13">
            <text:p>Surcharge Debtor Has Been Removed or Updated</text:p>
          </table:table-cell>
          <table:table-cell table:number-columns-repeated="16380"/>
        </table:table-row>
        <table:table-row table:style-name="ro47">
          <table:covered-table-cell/>
          <table:table-cell office:value-type="string" table:style-name="ce14">
            <text:p>Hello,</text:p>
            <text:p/>
            <text:p>I am [Your First Name]. I am here to support you with this process.</text:p>
            <text:p/>
            <text:p>My research found invoice [##########] has aged beyond the 180 day cutoff. Item 438 of the Rules Tariff is included below for reference. In this case, I have updated Invoice [##########] per your dispute request. 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style-name="ce14">
            <text:p>Hello,</text:p>
            <text:p/>
            <text:p>Invoice [##########] is over 180 days. However, we have updated PRO [##########] per your dispute request.</text:p>
            <text:p/>
            <text:p>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style-name="ce14">
            <text:p>[Enter Standard Greeting - Good morning, Good afternoon, Greetings, Hello,]. My name is [######] and I am here to assist with your dispute.</text:p>
            <text:p/>
            <text:p>The [Enter Surcharge] on Invoice [##########] has been reviewed and found to be invalid. It is now removed to your account.</text:p>
            <text:p/>
            <text:p>========</text:p>
            <text:p/>
            <text:p>The [Enter Surcharge] on Invoice [##########] has been reviewed and found to be billing incorrectly. It is now updated to (Accessoral).</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0"/>
        </table:table-row>
        <table:table-row table:number-rows-repeated="2" table:style-name="ro1">
          <table:covered-table-cell/>
          <table:table-cell table:number-columns-repeated="3" table:style-name="ce14"/>
          <table:table-cell table:number-columns-repeated="16380"/>
        </table:table-row>
        <table:table-row table:style-name="ro1">
          <table:table-cell office:value-type="string" table:number-columns-spanned="1" table:number-rows-spanned="6" table:style-name="ce12">
            <text:p>Multiple Pros</text:p>
          </table:table-cell>
          <table:table-cell office:value-type="string" table:number-columns-spanned="1" table:number-rows-spanned="2" table:style-name="ce16">
            <text:p>All Pros APPROV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7">
          <table:covered-table-cell/>
          <table:covered-table-cell/>
          <table:table-cell office:value-type="string" table:style-name="ce17">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7">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table-cell table:number-columns-repeated="16380"/>
        </table:table-row>
        <table:table-row table:style-name="ro1">
          <table:covered-table-cell/>
          <table:table-cell office:value-type="string" table:number-columns-spanned="1" table:number-rows-spanned="2" table:style-name="ce18">
            <text:p>Some pros are APPROVED and Some pros are DENI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7">
          <table:covered-table-cell/>
          <table:covered-table-cell/>
          <table:table-cell office:value-type="string" table:style-name="ce17">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7">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0"/>
        </table:table-row>
        <table:table-row table:style-name="ro1">
          <table:covered-table-cell/>
          <table:table-cell office:value-type="string" table:number-columns-spanned="1" table:number-rows-spanned="2" table:style-name="ce16">
            <text:p>All Pros DENIED</text:p>
          </table:table-cell>
          <table:table-cell office:value-type="string" table:style-name="ce13">
            <text:p>Multiple Pros - with Attachment</text:p>
          </table:table-cell>
          <table:table-cell office:value-type="string" table:style-name="ce13">
            <text:p>Multiple Pros without Attachment</text:p>
          </table:table-cell>
          <table:table-cell table:number-columns-repeated="16380"/>
        </table:table-row>
        <table:table-row table:style-name="ro47">
          <table:covered-table-cell/>
          <table:covered-table-cell/>
          <table:table-cell office:value-type="string" table:style-name="ce17">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office:value-type="string" table:style-name="ce17">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table-cell table:number-columns-repeated="16380"/>
        </table:table-row>
        <table:table-row table:style-name="ro48">
          <table:table-cell office:value-type="string" table:number-columns-spanned="1" table:number-rows-spanned="2" table:style-name="ce19">
            <text:p>Request Cannot Be Completed</text:p>
          </table:table-cell>
          <table:table-cell office:value-type="string" table:style-name="ce20">
            <text:p><text:s/>Invalid Invoice Number</text:p>
          </table:table-cell>
          <table:table-cell office:value-type="string" table:number-columns-spanned="2" table:number-rows-spanned="1" table:style-name="ce21">
            <text:p>Request Missing Information</text:p>
          </table:table-cell>
          <table:covered-table-cell/>
          <table:table-cell table:number-columns-repeated="16380"/>
        </table:table-row>
        <table:table-row table:style-name="ro47">
          <table:covered-table-cell/>
          <table:table-cell office:value-type="string" table:style-name="ce17">
            <text:p>Hello,</text:p>
            <text:p/>
            <text:p>My name is [Enter Your First Name Only], and I have been assigned to this case. Thank you for your [_____________]Request. Your request cannot be completed as requested. Please verify the invoice number(s) you have provided in your request because the number you provided is not a valid Freight Invoice Number for FedEx Freight.</text:p>
            <text:p/>
            <text:p>Thank you,</text:p>
            <text:p>[Enter Your First Name Only]</text:p>
            <text:p>EBS Operations - Invoicing Solutions</text:p>
          </table:table-cell>
          <table:table-cell office:value-type="string" table:style-name="ce17">
            <text:p>Hello,</text:p>
            <text:p/>
            <text:p>My name is [Enter Your First Name Only], and I have been assigned to this case.</text:p>
            <text:p/>
            <text:p>Unfortunately, your request cannot be completed as requested. The number you provided is not a valid Freight Invoice/Invoice Number for FedEx Freight. If you can provide a valid Freight Invoice/Invoice Number by replying to this email, it will route directly to me and I can begin researching your dispute once I receive it.</text:p>
            <text:p/>
            <text:p>Thank you for shipping with FedEx and we hope you have a great day,</text:p>
            <text:p>[Enter Your First Name Only]</text:p>
            <text:p>EBS Operations - Invoicing Solutions</text:p>
          </table:table-cell>
          <table:table-cell office:value-type="string" table:style-name="ce17">
            <text:p>Hello,</text:p>
            <text:p/>
            <text:p>I am [Your First Name]. I am here to support you with this process.</text:p>
            <text:p/>
            <text:p>I want to continue reviewing your dispute but I need some additional information. Can you reply back to this email with the following information: [Enter the Information, Documentation, Account Number, Invoice Number needed to process this request.]</text:p>
            <text:p/>
            <text:p>By replying to this email, it will reopen this case and I can continue reviewing this dispute.</text:p>
            <text:p/>
            <text:p>Thank you for shipping with FedEx and we look forward to hearing from you.</text:p>
            <text:p>[Enter Your First Name Only]</text:p>
            <text:p>EBS Operations - Invoicing Solutions</text:p>
          </table:table-cell>
          <table:table-cell table:number-columns-repeated="16380"/>
        </table:table-row>
        <table:table-row table:style-name="ro49">
          <table:table-cell office:value-type="string" table:number-columns-spanned="1" table:number-rows-spanned="8" table:style-name="ce19">
            <text:p>Request Denied</text:p>
          </table:table-cell>
          <table:table-cell office:value-type="string" table:style-name="ce20">
            <text:p>Rebill Denied - LOA Request</text:p>
          </table:table-cell>
          <table:table-cell office:value-type="string" table:style-name="ce20">
            <text:p>Class/NMFC/Weight Update</text:p>
          </table:table-cell>
          <table:table-cell office:value-type="string" table:style-name="ce20">
            <text:p>Surcharge Valid</text:p>
          </table:table-cell>
          <table:table-cell table:number-columns-repeated="16380"/>
        </table:table-row>
        <table:table-row table:style-name="ro47">
          <table:covered-table-cell/>
          <table:table-cell office:value-type="string" table:style-name="ce22">
            <office:annotation draw:style-name="a0" svg:x="1.02083333333333in" svg:y="27.09375in" svg:width="1.03125in" svg:height="5.14583333333333in">
              <dc:creator>Unknown Author</dc:creator>
              <text:p>Ahljon Gonzales (OSV):</text:p>
              <text:p>Use the Correction Fee Amount per Rules Tariff at the time of shipment.</text:p>
              <text:p/>
            </office:annotation>
            <text:p>Hello,</text:p>
            <text:p/>
            <text:p>I am [Your First Name]. I am here to support you with this process. Charges for [############] are billing correctly per Bill of Lading and/or other documentation on file.</text:p>
            <text:p/>
            <text:p>For Invoice [##########] to be updated, an LOA from the Responsible Debtor is needed.</text:p>
            <text:p>LOA Requirements</text:p>
            <text:p>As a guideline, Letter of Authority needs to come directly from the acceptance party and include:</text:p>
            <text:p>Acceptance of responsibility for<text:s/><text:span text:style-name="T4">$XX.XX</text:span><text:s/>Correction Fee effective at time of shipment, and Freight Charges for specific Invoice #'s [List Pros].</text:p>
            <text:p>Invoice [##########]</text:p>
            <text:p>Company Name</text:p>
            <text:p>Billing Address</text:p>
            <text:p>Valid FedEx Freight Acct #</text:p>
            <text:p>Authorized Party’s Name</text:p>
            <text:p/>
            <text:p>Thank you,</text:p>
            <text:p>[Enter Your First Name Only]</text:p>
            <text:p>EBS Operations - Invoicing Solutions</text:p>
          </table:table-cell>
          <table:table-cell office:value-type="string" table:style-name="ce17">
            <text:p>Hello,</text:p>
            <text:p/>
            <text:p>I am [Your First Name]and I am here to support you with this process.</text:p>
            <text:p/>
            <text:p>NMFC [######-##] and/or Class [###] on Invoice [############] are billing correctly per Bill of Lading and/or other documentation on file. Based on the documentation I have to review; no changes will be made at this time.</text:p>
            <text:p/>
            <text:p>At this point, I need some additional information from you to continue researching your request. Can you provide a catalog page, product page, or webpage link that can be matched up with the product description that has dimensions included. As soon as you send over the verification documents, I will be able to continue reviewing your request and provide a decision promptly.</text:p>
            <text:p/>
            <text:p>Thank you for choosing FedEx,</text:p>
            <text:p>[Enter Your First Name Only]</text:p>
            <text:p>EBS Operations - Invoicing Solutions</text:p>
          </table:table-cell>
          <table:table-cell office:value-type="string" table:style-name="ce17">
            <text:p>Hello,</text:p>
            <text:p/>
            <text:p>My name is [######] and I am here to assist with your dispute.</text:p>
            <text:p/>
            <text:p><text:span text:style-name="T5">The [Enter Surcharge] on Invoice [##########] has been reviewed and deemed valid per [ENTER EXPLANATION].</text:span><text:span text:style-name="T5"/></text:p>
            <text:p/>
            <text:p>OR</text:p>
            <text:p/>
            <text:p><text:span text:style-name="T5">The [Enter Surcharge] on Invoice [##########] is valid and does not follow Terms/Billing per Bill of Lading. This will be billed to the location where it was performed.</text:span><text:span text:style-name="T5"/></text:p>
            <text:p/>
            <text:p>For more information on Surcharge Fees, please refer to our FXF 100-W Rules Tariff.</text:p>
            <text:p/>
            <text:p>Thank you for choosing FedEx and we hope you have a great day.</text:p>
            <text:p>EBS Operations - Invoicing Solutions</text:p>
          </table:table-cell>
          <table:table-cell table:number-columns-repeated="16380"/>
        </table:table-row>
        <table:table-row table:style-name="ro50">
          <table:covered-table-cell/>
          <table:table-cell office:value-type="string" table:style-name="ce20">
            <text:p>Surcharge Valid - LOA Required</text:p>
          </table:table-cell>
          <table:table-cell office:value-type="string" table:style-name="ce20">
            <text:p>Requested Reference No. not on BOL</text:p>
          </table:table-cell>
          <table:table-cell office:value-type="string" table:style-name="ce20">
            <text:p>Paid and Closed Invoices - Previously Corrected</text:p>
          </table:table-cell>
          <table:table-cell table:number-columns-repeated="16380"/>
        </table:table-row>
        <table:table-row table:style-name="ro47">
          <table:covered-table-cell/>
          <table:table-cell office:value-type="string" table:style-name="ce17">
            <text:p>Hello,</text:p>
            <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Sur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office:value-type="string" table:style-name="ce17">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office:value-type="string" table:style-name="ce17">
            <text:p>Hello,</text:p>
            <text:p/>
            <text:p>I am happy to report the Invoice for Invoice [##########] is paid and closed. I have closed this case and no changes will be made at this time.</text:p>
            <text:p/>
            <text:p>Thank you for shipping with FedEx and we hope you have a great day.</text:p>
            <text:p>EBS Operations - Invoicing Solutions</text:p>
          </table:table-cell>
          <table:table-cell table:number-columns-repeated="16380"/>
        </table:table-row>
        <table:table-row table:style-name="ro50">
          <table:covered-table-cell/>
          <table:table-cell office:value-type="string" table:style-name="ce20">
            <text:p>Collector Request Denied - More than 180 Days</text:p>
          </table:table-cell>
          <table:table-cell office:value-type="string" table:style-name="ce20">
            <text:p>Undelivered Shipment</text:p>
          </table:table-cell>
          <table:table-cell office:value-type="string" table:style-name="ce20">
            <text:p>Denied since Not a Duplicate Shipment</text:p>
          </table:table-cell>
          <table:table-cell table:number-columns-repeated="16380"/>
        </table:table-row>
        <table:table-row table:style-name="ro47">
          <table:covered-table-cell/>
          <table:table-cell office:value-type="string" table:style-name="ce17">
            <text:p>Hello,</text:p>
            <text:p/>
            <text:p>Your request cannot be processed due to the age of the invoice. The Invoice, Invoice [##########] is over 18 months old. Please submit Invoice for write off if one is needed.</text:p>
            <text:p/>
            <text:p>Thank you,</text:p>
            <text:p>EBS Operations - Invoicing Solutions</text:p>
          </table:table-cell>
          <table:table-cell office:value-type="string" table:style-name="ce17">
            <text:p>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office:value-type="string" table:style-name="ce17">
            <text:p>Hello,</text:p>
            <text:p/>
            <text:p>I am [##NAME##] and I am here to help you with this process.</text:p>
            <text:p/>
            <text:p>I performed an audit on two pros, [###########] and [##########], and my review determined that the pros in question are not duplicate shipments per the following audit results. [Enter specific reasons based on the audit performed that confirm pros are not duplicates].</text:p>
            <text:p/>
            <text:p>Thank you for choosing FedEx,</text:p>
            <text:p>EBS Operations - Invoicing Solutions</text:p>
          </table:table-cell>
          <table:table-cell table:number-columns-repeated="16380"/>
        </table:table-row>
        <table:table-row table:style-name="ro51">
          <table:covered-table-cell/>
          <table:table-cell office:value-type="string" table:style-name="ce20">
            <text:p>Two BOLs Provided at Time of Shipment – One OR Two Shipments Verification</text:p>
          </table:table-cell>
          <table:table-cell office:value-type="string" table:style-name="ce20">
            <text:p>Denied Since it is has a Duplicate Case</text:p>
          </table:table-cell>
          <table:table-cell office:value-type="string" table:style-name="ce20">
            <text:p>Reviewed Multiple Times</text:p>
          </table:table-cell>
          <table:table-cell table:number-columns-repeated="16380"/>
        </table:table-row>
        <table:table-row table:style-name="ro47">
          <table:covered-table-cell/>
          <table:table-cell office:value-type="string" table:style-name="ce17">
            <text:p>[Enter Standard Greeting - Good morning, Good afternoon, Greetings, Hello,]. My name is [Enter Your First Name Only], and I have been assigned to this case.</text:p>
            <text:p/>
            <text:p>Please see the two BOLs attached that show both BOLs were tendered at the time of pick up. Please provide an LOA from the shipper confirming which shipment was tendered on [MM/DD/YEAR]. Once the LOA is received by replying to this email, I can begin reviewing promptly.</text:p>
            <text:p>Thank you for shipping with FedEx and we hope you have a great day,</text:p>
            <text:p/>
            <text:p>[Enter Your First Name Only]</text:p>
            <text:p>EBS Operations - Invoicing Solutions</text:p>
          </table:table-cell>
          <table:table-cell office:value-type="string" table:style-name="ce17">
            <text:p>[Enter Standard Greeting - Good morning, Good afternoon, Greetings, Hello,]. My name is [Enter Your First Name Only], and I have been assigned to this case.</text:p>
            <text:p/>
            <text:p>This request was already submitted under case [########]. Please be advised that this case is being denied and closed as a duplicate request. Please reply under the original case number [########] if you require assistance.</text:p>
            <text:p/>
            <text:p>Thank you,</text:p>
            <text:p>[Enter Your First Name Only]</text:p>
            <text:p/>
            <text:p>EBS Operations - Invoicing Solutions</text:p>
          </table:table-cell>
          <table:table-cell office:value-type="string" table:style-name="ce17">
            <text:p>[Enter Standard Greeting - Good morning, Good afternoon, Greetings, Hello,]. My name is [Enter Your First Name Only], and I have been assigned to this case.</text:p>
            <text:p/>
            <text:p>The following pros have been reviewed multiple times for the same dispute. Please provide more detailed information for each pro so we can proceed with further review.</text:p>
            <text:p/>
            <text:p>Thank you,</text:p>
            <text:p>EBS Operations - Invoicing Solutions</text:p>
          </table:table-cell>
          <table:table-cell table:number-columns-repeated="16380"/>
        </table:table-row>
        <table:table-row table:style-name="ro52">
          <table:table-cell office:value-type="string" table:style-name="ce23">
            <text:p>Denial Response to Sales Rep</text:p>
          </table:table-cell>
          <table:table-cell office:value-type="string" table:number-columns-spanned="3" table:number-rows-spanned="1" table:style-name="ce24">
            <text:p>"Effective April 12, 2021 the Freight Invoicing team is no longer accepting email requests from Sales for write-offs, surcharge disputes, rebills, LOA updates and other freight bill corrections. This request is denied and needs to be submitted via the Sales Resource Center. See below for instructions on how to submit via iSell.</text:p>
            <text:p/>
            <text:p>Once in iSell, start by clicking the Invoicing and Remittance tile on the Request Support menu. From there, select Freight Invoice. Finally, select either Bill Corrections or Write-Off depending on the dispute you are submitting.</text:p>
            <text:p/>
            <text:p>Thank you for your patience and understanding as we work to provide faster, more efficient support to sales.</text:p>
            <text:p/>
            <text:p>Sincerely,</text:p>
            <text:p>EBS Operations - Invoicing Solution</text:p>
          </table:table-cell>
          <table:covered-table-cell table:number-columns-repeated="2"/>
          <table:table-cell table:number-columns-repeated="16380"/>
        </table:table-row>
        <table:table-row table:style-name="ro53">
          <table:table-cell office:value-type="string" table:number-columns-spanned="1" table:number-rows-spanned="2" table:style-name="ce19">
            <text:p>REOPENED CASE SOP</text:p>
          </table:table-cell>
          <table:table-cell office:value-type="string" table:number-columns-spanned="3" table:number-rows-spanned="2" table:style-name="ce25">
            <text:p>If the Reopen is Due to an<text:s/><text:span text:style-name="T8">Auto-Reply</text:span><text:s/>– or a ‘thank you’ or ‘I will review;’ ANYTHING that is NOT a new question to the original request:</text:p>
            <text:p><text:span text:style-name="T8">a. DO NOT REPLY; CLOSE THE CASE</text:span><text:span text:style-name="T8"/></text:p>
            <text:p/>
            <text:p>If the Reopen is Due to the<text:s/><text:span text:style-name="T8">Requestor Asking for the ADDITIONAL INFORMATION regarding Existing Request</text:span><text:span text:style-name="T8"/></text:p>
            <text:p><text:span text:style-name="T8">a. Provide Additional Information in Response</text:span><text:span text:style-name="T8"/></text:p>
            <text:p><text:span text:style-name="T8">b. Send to customer; CLOSE THE CASE</text:span><text:span text:style-name="T8"/></text:p>
            <text:p/>
            <text:p>3. If the Reopen is Due to a<text:s/><text:span text:style-name="T9">NEW Request – DO NOT WORK</text:span><text:span text:style-name="T9"/></text:p>
            <text:p><text:span text:style-name="T9">a. Send Standard Denial Response Section 1.4 instructing requestor to SUBMIT NEW CASE</text:span></text:p>
          </table:table-cell>
          <table:covered-table-cell table:number-columns-repeated="2"/>
          <table:table-cell table:number-columns-repeated="16380"/>
        </table:table-row>
        <table:table-row table:style-name="ro1">
          <table:covered-table-cell/>
          <table:covered-table-cell/>
          <table:covered-table-cell table:number-columns-repeated="2"/>
          <table:table-cell table:number-columns-repeated="16380"/>
        </table:table-row>
        <table:table-row table:style-name="ro53">
          <table:table-cell office:value-type="string" table:number-columns-spanned="1" table:number-rows-spanned="4" table:style-name="ce19">
            <text:p>Reopened Cases</text:p>
          </table:table-cell>
          <table:table-cell office:value-type="string" table:number-columns-spanned="3" table:number-rows-spanned="2" table:style-name="ce26">
            <text:p><text:span text:style-name="T8">This Section should only be used when a case is reopened repeatedly because the customer does not like our decision or does not agree with it. Please use existing job aids to determine how to review the dispute. This SOP should only be used in the handling of the case itself that is constantly being reopened.</text:span><text:span text:style-name="T8"/></text:p>
            <text:p/>
            <text:p>**If a case is reopened multiple times and we continue to provide additional information and/or customer is actively trying to work with you, DO NOT USE THIS SOP.</text:p>
            <text:p/>
            <text:p>Instruction for the 2nd and 3rd Reopen Occurrence:</text:p>
            <text:p>1. Reword response each time and provide additional details with each response if possible. Sometimes, changing up our wording can help the customer understand our response and the validity of previous responses.</text:p>
            <text:p/>
            <text:p>Instruction for the 4th Reopen Occurrence:</text:p>
            <text:p>1.<text:s/><text:span text:style-name="T8">Agent Steps:</text:span><text:span text:style-name="T8"/></text:p>
            <text:p>a. If the customer has not provided additional details or pros to support their dispute, proceed with next step.</text:p>
            <text:p/>
            <text:p>b. Send email to your supervisor outlining the details of the case and why customer continues to reopen, along with any other pertinent information.</text:p>
            <text:p/>
            <text:p>2.<text:s/><text:span text:style-name="T8">Supervisor Steps:</text:span><text:span text:style-name="T8"/></text:p>
            <text:p>a. Review email from agent and check for accuracy. If agent could provide details they have not or reword their response better, provide that information to agent. If customer reopened the 4th time to provide more information then agent needs to review their dispute again, not escalate. If customer provides more pros not relevant to the original request, instruct agent to follow the Section in their job aid to send Response for Case Reopened with Unrelated Question and NOT Original Request – Create New Case on Customer Behalf</text:p>
            <text:p/>
            <text:p>b. If you have confirmed this 4th reopen is solely due to the customer contesting a decision we have made and we have done everything we can, then respond to the customer with Section 1.4 statement with your “supervisor” signature. After, sending statement Close the Case.</text:p>
            <text:p/>
            <text:p>c. If the customer reopens the case again with the same responses, copy this response to them and close out. You will continue to provide this same response and close the case each time it is reopened.</text:p>
            <text:p/>
            <text:p>d. If customer reopens the case and provides additional information, please review what they have provided to determine if you are able to process their request with the new data. If not, continue to send the response above and close the case.</text:p>
            <text:p/>
          </table:table-cell>
          <table:covered-table-cell table:number-columns-repeated="2"/>
          <table:table-cell table:number-columns-repeated="16380"/>
        </table:table-row>
        <table:table-row table:style-name="ro1">
          <table:covered-table-cell/>
          <table:covered-table-cell/>
          <table:covered-table-cell table:number-columns-repeated="2"/>
          <table:table-cell table:number-columns-repeated="16380"/>
        </table:table-row>
        <table:table-row table:style-name="ro50">
          <table:covered-table-cell/>
          <table:table-cell office:value-type="string" table:style-name="ce20">
            <text:p>Not Accepting Decision - Supervisor Intervention</text:p>
          </table:table-cell>
          <table:table-cell office:value-type="string" table:number-columns-spanned="2" table:number-rows-spanned="1" table:style-name="ce21">
            <text:p>New Set of Pros or New Concern</text:p>
          </table:table-cell>
          <table:covered-table-cell/>
          <table:table-cell table:number-columns-repeated="16380"/>
        </table:table-row>
        <table:table-row table:style-name="ro47">
          <table:covered-table-cell/>
          <table:table-cell office:value-type="string" table:style-name="ce17">
            <text:p>Dear Valued FedEx Customer,</text:p>
            <text:p/>
            <text:p>I am the [Enter Supervisor Title, i.e. Team Lead, Analyst] for [Enter Process] and was asked to review this dispute escalation. I have completed a supervisor review of your request in detail and support the previous findings provided to you by my agent. [Fill in blank with what customer is disputing] is valid.</text:p>
            <text:p/>
            <text:p>I can confirm we have accurately included all relevant charges and discounts. Therefore, no changes will be made at this time. We are unable to provide any further review of this case going forward. Thank you for your understanding.</text:p>
            <text:p/>
            <text:p>Sincerely,</text:p>
            <text:p>[Enter Supervisor First Name]</text:p>
            <text:p>Team Lead [Enter Supervisor Title]</text:p>
            <text:p>EBS Operations – Invoicing Solutions</text:p>
          </table:table-cell>
          <table:table-cell office:value-type="string" table:number-columns-spanned="2" table:number-rows-spanned="1" table:style-name="ce27">
            <text:p>Hello,</text:p>
            <text:p/>
            <text:p>My name is [Enter Your First Name Only], and I have been assigned to this case. Thank you for being a valued FedEx customer.</text:p>
            <text:p/>
            <text:p>To streamline Salesforce cases and to properly document all requests submitted, new requests must be submitted as a new case. Our research has found this to be a new request that was submitted under the case number of previous issues.</text:p>
            <text:p/>
            <text:p>Going forward, please submit your new disputes in a new email without reference to previous cases. We also ask that you include critic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 fxfrevsoltn@fedex.com – Rebill, class, weight, Service Level, Accessorial, Discounts, Rates, Fuel, Pricing Related, Rate Quote/Volume Quote</text:p>
            <text:p>• reweighreviews@fedex.com – Reweigh Related Disputes</text:p>
            <text:p>• freightresearchreview@fedex.com – Inspection Related Dispute, Capacity Load, Overlength or Extreme Length Dispute</text:p>
            <text:p>• expeditedrefund@fedex.com – Money Back Guarantee Service</text:p>
            <text:p>Please include clarification for your request: Invoice Only request and Invoice with Backup Documentation. If no clarification is provided, Invoice Only will be sent.</text:p>
            <text:p/>
            <text:p>Thank you for choosing FedEx,</text:p>
            <text:p>EBS Operations – Invoicing Solutions"</text:p>
          </table:table-cell>
          <table:covered-table-cell/>
          <table:table-cell table:number-columns-repeated="16380"/>
        </table:table-row>
        <table:table-row table:style-name="ro46">
          <table:table-cell office:value-type="string" table:number-columns-spanned="1" table:number-rows-spanned="2" table:style-name="ce19">
            <text:p>Money Back Guarantee</text:p>
          </table:table-cell>
          <table:table-cell office:value-type="string" table:number-columns-spanned="3" table:number-rows-spanned="1" table:style-name="ce21">
            <text:p>Transfer to Money Back Guarantee</text:p>
          </table:table-cell>
          <table:covered-table-cell table:number-columns-repeated="2"/>
          <table:table-cell table:number-columns-repeated="16380"/>
        </table:table-row>
        <table:table-row table:style-name="ro47">
          <table:covered-table-cell/>
          <table:table-cell office:value-type="string" table:style-name="ce17">
            <text:p>Hello,</text:p>
            <text:p/>
            <text:p>Your request has been reviewed and the GAMD/GTE Fee has been deemed valid per the Bill of Lading. If you believe the services were not met, please note your request needs to be sent using a different method. MBG requests need to be submitted to Carrier within Fifteen (15) Calendar Days after the Date of Invoice.</text:p>
            <text:p/>
            <text:p>Your request meets the above criteria so I have transferred your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There is no need to forward the email for this case to the email address noted as I have already transferred it there on your behalf.</text:p>
            <text:p/>
            <text:p>Thank you,</text:p>
            <text:p>EBS Operations - Invoicing Solutions</text:p>
          </table:table-cell>
          <table:table-cell office:value-type="string" table:style-name="ce17">
            <text:p>Hello,</text:p>
            <text:p/>
            <text:p>I am here to support you with this process. MBG dispute requests need to be submitted to Carrier within Fifteen (15) Calendar Days after the Date of Invoice.</text:p>
            <text:p/>
            <text:p>Because your request meets the above criteria, I have transferred the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Please refrain from forwarding this request due to our internal tracking system restrictions.</text:p>
            <text:p/>
            <text:p>Thank you for choosing FedEx,</text:p>
            <text:p>EBS Operations - Invoicing Solutions</text:p>
          </table:table-cell>
          <table:table-cell office:value-type="string" table:style-name="ce28">
            <text:p>Case Owner:<text:s/><text:span text:style-name="T11">FXF Guaranteed Service Dispute</text:span><text:span text:style-name="T11"/></text:p>
            <text:p>Case Origin:<text:s/><text:span text:style-name="T11">FXF Guaranteed Service Dispute</text:span><text:span text:style-name="T11"/></text:p>
            <text:p>Sub<text:span text:style-name="T11"><text:s/></text:span>Queue:<text:span text:style-name="T11"><text:s/>None</text:span><text:span text:style-name="T11"/></text:p>
            <text:p><text:span text:style-name="T11"/></text:p>
            <text:p><text:span text:style-name="T11">Email: expeditedrefund@fedex.com</text:span></text:p>
          </table:table-cell>
          <table:table-cell table:number-columns-repeated="16380"/>
        </table:table-row>
        <table:table-row table:style-name="ro54">
          <table:table-cell office:value-type="string" table:number-columns-spanned="1" table:number-rows-spanned="2" table:style-name="ce19">
            <text:p>Account no. Invalid/Cannot Be Used</text:p>
          </table:table-cell>
          <table:table-cell office:value-type="string" table:style-name="ce29">
            <text:p>DNU and/or Archived Account Number Provided - General Response</text:p>
          </table:table-cell>
          <table:table-cell office:value-type="string" table:style-name="ce29">
            <text:p>Shipping Account Cannot be Billed</text:p>
          </table:table-cell>
          <table:table-cell office:value-type="string" table:style-name="ce29">
            <text:p>Cannot Locate Valid Account</text:p>
          </table:table-cell>
          <table:table-cell table:number-columns-repeated="16380"/>
        </table:table-row>
        <table:table-row table:style-name="ro47">
          <table:covered-table-cell/>
          <table:table-cell office:value-type="string" table:style-name="ce22">
            <text:p>Hello,</text:p>
            <text:p/>
            <text:p>Account [#########] is currently Flagged Do Not Use and/or Archived in our FXF System. The account will need to be reactivated in order to use this account for shipping and/or billing. Please advise if you want Account [#########] reactivated.</text:p>
            <text:p/>
            <text:p>Thank you,</text:p>
            <text:p>[Enter Your First Name Only]</text:p>
            <text:p>EBS Operations - Invoicing Solutions</text:p>
          </table:table-cell>
          <table:table-cell office:value-type="string" table:style-name="ce17">
            <text:p>Hello,</text:p>
            <text:p/>
            <text:p>Account [#########] is not a valid Freight Bill-To Account Number; it is a Shipper Account. Since the shipment did not move to or from the address referenced on the account, a valid Bill-To Account for the Customer is needed to proceed with your request.</text:p>
            <text:p/>
            <text:p>Thank you,</text:p>
            <text:p>EBS Operations - Invoicing Solutions</text:p>
          </table:table-cell>
          <table:table-cell office:value-type="string" table:style-name="ce17">
            <text:p>Hello,</text:p>
            <text:p/>
            <text:p>My name is [Enter Your First Name Only], and I have been assigned to this case.</text:p>
            <text:p/>
            <text:p>As I was reviewing your case, I could not find a valid Freight account number. Can you provide a valid Freight account number related to this case? By replying to this email, this case will be reopened and automatically assigned to me, so I can proceed with your request.</text:p>
            <text:p/>
            <text:p>Thank you for shipping with FedEx and we hope you have a great day.</text:p>
            <text:p>[Enter Your First Name Only]</text:p>
            <text:p>EBS Operations - Invoicing Solutions</text:p>
          </table:table-cell>
          <table:table-cell table:number-columns-repeated="16380"/>
        </table:table-row>
        <table:table-row table:style-name="ro55">
          <table:table-cell office:value-type="string" table:number-columns-spanned="1" table:number-rows-spanned="3" table:style-name="ce19">
            <text:p>Write Off/Void</text:p>
          </table:table-cell>
          <table:table-cell office:value-type="string" table:style-name="ce29">
            <text:p>Written off/Voided Pros</text:p>
          </table:table-cell>
          <table:table-cell office:value-type="string" table:style-name="ce29">
            <text:p>Courtesy Write-Off</text:p>
          </table:table-cell>
          <table:table-cell office:value-type="string" table:style-name="ce29">
            <text:p>Write Off Request is Declined (Denied)</text:p>
          </table:table-cell>
          <table:table-cell table:number-columns-repeated="16380"/>
        </table:table-row>
        <table:table-row table:style-name="ro47">
          <table:covered-table-cell/>
          <table:table-cell office:value-type="string" table:style-name="ce17">
            <text:p>Hello,</text:p>
            <text:p/>
            <text:p>I am happy to report that the charges totaling $[###.##] on Invoice [##########] has been removed and will no longer bill your account.</text:p>
            <text:p/>
            <text:p>An updated invoice will be sent via your invoicing delivery method on file if there is a balance due.</text:p>
            <text:p/>
            <text:p>Thank you,</text:p>
            <text:p>EBS Operations - Invoicing Solutions</text:p>
          </table:table-cell>
          <table:table-cell office:value-type="string" table:style-name="ce17">
            <text:p>Hello,</text:p>
            <text:p/>
            <text:p>Invoice [##########] charges have been reviewed and deemed valid. However, I am happy to report that a One-Time Courtesy removal of charges has been approved and submitted for Invoice [##########] and will be notated on the customer’s account.</text:p>
            <text:p/>
            <text:p>Thank you,</text:p>
            <text:p>EBS Operations - Invoicing Solutions</text:p>
          </table:table-cell>
          <table:table-cell office:value-type="string" table:style-name="ce17">
            <text:p>Hello,</text:p>
            <text:p/>
            <text:p>Your Write Off Request has been reviewed and denied. Evaluation of the invoice(s) and backup documentation was completed and charges have been deemed valid. Age of invoice(s) is not an acceptable, valid reason for write off submission. Please work with your customer to resolve this open AR Balance.</text:p>
            <text:p/>
            <text:p/>
            <text:p>Thank you,</text:p>
            <text:p>[Enter Your First Name Only]</text:p>
            <text:p>EBS Operations - Invoicing Solutions</text:p>
          </table:table-cell>
          <table:table-cell table:number-columns-repeated="16380"/>
        </table:table-row>
        <table:table-row table:style-name="ro56">
          <table:covered-table-cell/>
          <table:table-cell office:value-type="string" table:style-name="ce17">
            <text:p>Hello,</text:p>
            <text:p/>
            <text:p>I have researched your case and the charges for [############] have been removed from your account. No further action is needed.</text:p>
            <text:p/>
            <text:p>Thank you,</text:p>
            <text:p>EBS Operations - Invoicing Solutions</text:p>
          </table:table-cell>
          <table:table-cell office:value-type="string" table:style-name="ce30">
            <text:p> </text:p>
          </table:table-cell>
          <table:table-cell office:value-type="string" table:style-name="ce30">
            <text:p> </text:p>
          </table:table-cell>
          <table:table-cell table:number-columns-repeated="16380"/>
        </table:table-row>
        <table:table-row table:style-name="ro57">
          <table:table-cell office:value-type="string" table:number-columns-spanned="1" table:number-rows-spanned="6" table:style-name="ce19">
            <text:p>REBILL Request</text:p>
          </table:table-cell>
          <table:table-cell office:value-type="string" table:style-name="ce29">
            <text:p>Rebill Approved - per BOL</text:p>
          </table:table-cell>
          <table:table-cell office:value-type="string" table:style-name="ce29">
            <text:p>Rebill Approved - per LOA</text:p>
          </table:table-cell>
          <table:table-cell office:value-type="string" table:style-name="ce29">
            <text:p>Rebill Denied - Need LOA</text:p>
          </table:table-cell>
          <table:table-cell table:number-columns-repeated="16380"/>
        </table:table-row>
        <table:table-row table:style-name="ro47">
          <table:covered-table-cell/>
          <table:table-cell office:value-type="string" table:style-name="ce22">
            <text:p>Hello,</text:p>
            <text:p/>
            <text:p>I have updated Invoice [##########]to bill the proper party per your request.</text:p>
            <text:p><text:span text:style-name="T13"/></text:p>
            <text:p><text:span text:style-name="T13">(OR)</text:span><text:span text:style-name="T13"/></text:p>
            <text:p/>
            <text:p>PRO# has been reviewed as requested. It is billing correctly to your account with location ____ per the bill of lading.</text:p>
            <text:p><text:span text:style-name="T13"/></text:p>
            <text:p><text:span text:style-name="T13">(OR)</text:span><text:span text:style-name="T13"/></text:p>
            <text:p/>
            <text:p>PRO# has been reviewed as requested. It is billing correctly as Prepaid/Collect/3rd party per the bill of lading.</text:p>
            <text:p/>
            <text:p>Thank you,</text:p>
            <text:p>EBS Operations - Invoicing Solutions</text:p>
          </table:table-cell>
          <table:table-cell office:value-type="string" table:style-name="ce17">
            <text:p>Hello,</text:p>
            <text:p/>
            <text:p>I have updated Invoice [##########] to bill Freight Account [#########] per LOA received. An updated invoice will be sent via your invoicing delivery method on file.</text:p>
            <text:p><text:span text:style-name="T14"/></text:p>
            <text:p><text:span text:style-name="T14">(OR)</text:span><text:span text:style-name="T14"/></text:p>
            <text:p/>
            <text:p>Pro# has been reviewed and updated as requested. It is now billing (Collect/Prepaid or include company name or account # whichever is applicable). A revised invoice will be processed and sent accordingly.</text:p>
            <text:p/>
            <text:p>Thank you for shipping with FedEx and we hope you have a great day.</text:p>
            <text:p>EBS Operations - Invoicing Solutions</text:p>
          </table:table-cell>
          <table:table-cell office:value-type="string" table:style-name="ce17">
            <text:p>Hello,</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text:span text:style-name="T15">Acceptance of responsibility for $XX.XX Correction Fee effective at time of shipment</text:span>, and Freight 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table-cell table:number-columns-repeated="16380"/>
        </table:table-row>
        <table:table-row table:style-name="ro49">
          <table:covered-table-cell/>
          <table:table-cell office:value-type="string" table:style-name="ce29">
            <text:p>Freight Rebill completed per LOA</text:p>
          </table:table-cell>
          <table:table-cell office:value-type="string" table:style-name="ce29">
            <text:p>Accessorial Confirmation</text:p>
          </table:table-cell>
          <table:table-cell office:value-type="string" table:style-name="ce29">
            <text:p>ACCS Rebill completed per LOA</text:p>
          </table:table-cell>
          <table:table-cell table:number-columns-repeated="16380"/>
        </table:table-row>
        <table:table-row table:style-name="ro47">
          <table:covered-table-cell/>
          <table:table-cell office:value-type="string" table:style-name="ce17">
            <text:p>Hello,</text:p>
            <text:p/>
            <text:p>Pro# has been reviewed and updated as requested. It is now billing (Collect/Prepaid or include company name or account # whichever is applicable). A revised invoice will be processed and sent accordingly.</text:p>
            <text:p/>
            <text:p>Thank you,</text:p>
            <text:p>EBS Operations - Invoicing Solutions</text:p>
          </table:table-cell>
          <table:table-cell office:value-type="string" table:style-name="ce17">
            <text:p>Hello,</text:p>
            <text:p>My name is [Enter Your First Name Only], and I have been assigned to this case.</text:p>
            <text:p/>
            <text:p>Upon review of PRO #, the open invoice is for (specifiy the surcharge) which is currently being billed to the Shipper/Consignee/3rd party. Please confirm if this is the invoice you are accepting.</text:p>
            <text:p/>
            <text:p>Thank you,</text:p>
            <text:p>EBS Operations - Invoicing Solutions</text:p>
          </table:table-cell>
          <table:table-cell office:value-type="string" table:style-name="ce17">
            <text:p>Hello,</text:p>
            <text:p>Pro# has been reviewed and updated as requested. The (specify the fee) is now billing (Collect/Prepaid or include company name or account # whichever is applicable). A revised invoice will be processed and sent accordingly.</text:p>
            <text:p/>
            <text:p>Thank you,</text:p>
            <text:p>EBS Operations - Invoicing Solutions</text:p>
          </table:table-cell>
          <table:table-cell table:number-columns-repeated="16380"/>
        </table:table-row>
        <table:table-row table:style-name="ro54">
          <table:covered-table-cell/>
          <table:table-cell office:value-type="string" table:style-name="ce29">
            <text:p>Previously Rebilled per RVSL</text:p>
          </table:table-cell>
          <table:table-cell office:value-type="string" table:style-name="ce29">
            <text:p>Previously Rebilled per RVSL - In Attempt of Payment</text:p>
          </table:table-cell>
          <table:table-cell office:value-type="string" table:style-name="ce29">
            <text:p>When Terms Default as Prepaid - no Terms on BOL</text:p>
            <text:p>(LOA Required)</text:p>
          </table:table-cell>
          <table:table-cell table:number-columns-repeated="16380"/>
        </table:table-row>
        <table:table-row table:style-name="ro47">
          <table:covered-table-cell/>
          <table:table-cell office:value-type="string" table:style-name="ce17">
            <text:p>Hello,</text:p>
            <text:p/>
            <text:p>Pro # has been reviewed as requested. The freight charges were refused by ____, the debtor listed on the BOL. A letter of authorization with a company letterhead or company email signature is needed from a different or new debtor accepting the shipping charges to get it rebilled.</text:p>
            <text:p/>
            <text:p>Thank you,</text:p>
            <text:p>EBS Operations - Invoicing Solutions</text:p>
          </table:table-cell>
          <table:table-cell office:value-type="string" table:style-name="ce17">
            <text:p>Hello,</text:p>
            <text:p/>
            <text:p>Pro # has been reviewed as requested. Please be advised that the freight charges were reversed back to your account, as the Shipper, in attempt to get paid. Invoice has been unpaid for so many days and Section 7 was executed since it was not signed. If you can reach out to ______ (<text:span text:style-name="T15">the original debtor</text:span>) about this invoice, kindly ask them to send a letter of confirmation that they are paying the freight charges so we can rebill it back to them.</text:p>
            <text:p/>
            <text:p>Thank you,</text:p>
            <text:p>EBS Operations - Invoicing Solutions</text:p>
          </table:table-cell>
          <table:table-cell office:value-type="string" table:style-name="ce31">
            <text:p> [Enter Standard Greeting - Good morning, Good afternoon, Greetings, Hello,].</text:p>
            <text:p>I am [Your First Name] and I am here to support you with this process.</text:p>
            <text:p/>
            <text:p>The Terms on Invoice [##########] defaulted to Prepaid as the Terms were not stated on the Bill of Lading per FXF 100-W Rules Tariff, Item 360, #6 effective at time of shipment. I included Item 360 below for your reference.</text:p>
            <text:p>I can update the terms on the Invoice(s) in question if a Letter of Authority is submitted from the correct debtor directly to FedEx Freight. There are requirements for a letter of authority to be valid and I have included that below as well as the applicable fees.</text:p>
            <text:p/>
            <text:p>LOA Requirements</text:p>
            <text:p>As a guideline, Letter of Authority needs to come directly from the acceptance party and include:</text:p>
            <text:p>Acceptance of responsibility for $44 Correction Fee and Freight Charges for specific Invoice #'s [List Pros]</text:p>
            <text:p>Company Name</text:p>
            <text:p>Billing Address</text:p>
            <text:p>Valid FedEx Freight Acct #</text:p>
            <text:p>Authorized Party’s Name</text:p>
            <text:p/>
            <text:p>Thank you,</text:p>
            <text:p>[Enter Your First Name Only]</text:p>
            <text:p>EBS Operations - Invoicing Solutions</text:p>
            <text:p/>
            <text:p>Effective at time of shipment, Item 360 states:</text:p>
            <text:p>When Consignor fails to state the freight terms (prepaid or collect) in writing on the Bill of Lading:</text:p>
            <text:p>A. <text:s/>Shipments originating from Canada, including but not limited to Intra-Canada, will move as collect and all applicable charges will be borne by Consignee.</text:p>
            <text:p>B. <text:s/>All other shipments will move as prepaid and all applicable charges will be borne by Consignor.</text:p>
          </table:table-cell>
          <table:table-cell table:number-columns-repeated="16380"/>
        </table:table-row>
        <table:table-row table:style-name="ro55">
          <table:table-cell office:value-type="string" table:number-columns-spanned="1" table:number-rows-spanned="4" table:style-name="ce19">
            <text:p>Class/NMFC/Weight/Handling Unit/Description Updated - Not Inspected</text:p>
          </table:table-cell>
          <table:table-cell office:value-type="string" table:style-name="ce29">
            <text:p>Billing Correctly per BOL</text:p>
          </table:table-cell>
          <table:table-cell office:value-type="string" table:style-name="ce29">
            <text:p>Updated per the BOL</text:p>
          </table:table-cell>
          <table:table-cell office:value-type="string" table:style-name="ce29">
            <text:p>Rated with the correct (class/NMFC) per Agreement</text:p>
          </table:table-cell>
          <table:table-cell table:number-columns-repeated="16380"/>
        </table:table-row>
        <table:table-row table:style-name="ro47">
          <table:covered-table-cell/>
          <table:table-cell office:value-type="string" table:style-name="ce17">
            <text:p>Hello,</text:p>
            <text:p/>
            <text:p>Invoice [##########] is billing at [Enter Class ### and/or NMFC ######-##] per the Original Bill of Lading.</text:p>
            <text:p/>
            <text:p>Please provide a Packing List/Sales Invoice, as well as a catalog page or webpage link that can be matched up with the item count that provides the correct weight. If Verification Documentation cannot be provided, we are unable to further review this dispute. Also, please provide the skid dimensions so the density can be determined.</text:p>
            <text:p/>
            <text:p>Thank you,</text:p>
            <text:p>EBS Operations - Invoicing Solutions</text:p>
          </table:table-cell>
          <table:table-cell office:value-type="string" table:style-name="ce17">
            <text:p>Hello,</text:p>
            <text:p/>
            <text:p>Your request for review of [List what was reviewed: class, NMFC, weight, Handling Unit, Item Description] has been processed and approved. An updated invoice will be sent via your invoicing delivery method on file if there is a balance due.</text:p>
            <text:p/>
            <text:p>Thank you for shipping with FedEx and we hope you have a great day,</text:p>
            <text:p>EBS Operations - Invoicing Solutions</text:p>
          </table:table-cell>
          <table:table-cell office:value-type="string" table:style-name="ce17">
            <text:p>Hello,</text:p>
            <text:p/>
            <text:p>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number-columns-repeated="16380"/>
        </table:table-row>
        <table:table-row table:style-name="ro50">
          <table:covered-table-cell/>
          <table:table-cell office:value-type="string" table:style-name="ce29">
            <text:p>Deficit Weight Dispute</text:p>
          </table:table-cell>
          <table:table-cell office:value-type="string" table:style-name="ce29">
            <text:p>No Class/NMFC on BOL and Billed per Description</text:p>
          </table:table-cell>
          <table:table-cell office:value-type="string" table:style-name="ce29">
            <text:p>Billed using NDEN/NDES</text:p>
          </table:table-cell>
          <table:table-cell table:number-columns-repeated="16380"/>
        </table:table-row>
        <table:table-row table:style-name="ro47">
          <table:covered-table-cell/>
          <table:table-cell office:value-type="string" table:style-name="ce17">
            <text:p>Hello,</text:p>
            <text:p/>
            <text:p>Thank you for reaching out with your invoicing question. The system automatically adds a deficit weight to the actual weight of a shipment to reduce the freight cost for the customer. This happens if the actual weight of a shipment is near a major weight break (i.e., 500, 1000, 5000 lbs., etc.…).</text:p>
            <text:p/>
            <text:p>By adding a deficit weight, the rate per one hundred pounds (i.e., CWT) is lowered, providing savings for the customer. Simply put, the more weight, the better the rate (CWT).</text:p>
            <text:p/>
            <text:p>Thank you for choosing FedEx and we hope you have a great day.</text:p>
            <text:p>[Enter Your First Name Only]</text:p>
            <text:p>EBS Operations - Invoicing Solutions</text:p>
          </table:table-cell>
          <table:table-cell office:value-type="string" table:style-name="ce17">
            <text:p>Hello,</text:p>
            <text:p/>
            <text:p>Since there was no NMFC/class provided on the BOL, the invoice was billed at NMFC/class XXXXXX per description on BOL.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office:value-type="string" table:style-name="ce17">
            <text:p>Hello,</text:p>
            <text:p/>
            <text:p>Since there was no NMFC/class provided on the BOL, PRO was billed using No Density or No Description pricing application.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table-cell table:number-columns-repeated="16380"/>
        </table:table-row>
        <table:table-row table:style-name="ro58">
          <table:table-cell office:value-type="string" table:number-columns-spanned="1" table:number-rows-spanned="2" table:style-name="ce19">
            <text:p>Service Level Update</text:p>
          </table:table-cell>
          <table:table-cell office:value-type="string" table:style-name="ce29">
            <text:p>Updated per BOL to Apply Proper Rates</text:p>
          </table:table-cell>
          <table:table-cell office:value-type="string" table:style-name="ce29">
            <text:p>Valid Service Level/Billing Correctly</text:p>
          </table:table-cell>
          <table:table-cell office:value-type="string" table:style-name="ce29">
            <text:p>Multiple Pros</text:p>
          </table:table-cell>
          <table:table-cell table:number-columns-repeated="16380"/>
        </table:table-row>
        <table:table-row table:style-name="ro47">
          <table:covered-table-cell/>
          <table:table-cell office:value-type="string" table:style-name="ce17">
            <text:p>Hello,</text:p>
            <text:p/>
            <text:p>Thank you for reaching out with your invoicing question.</text:p>
            <text:p/>
            <text:p>I have reviewed your request, along with Invoice [##########] and corresponding Bill of Lading. Your Service Level Update request has been reviewed and approved. I have updated the Service Level from [ECON/PRTY] to [ECON/PRTY] on the invoice in question. An updated invoice will be sent via your invoicing delivery method on file.</text:p>
            <text:p/>
            <text:p>Thank you for choosing FedEx,</text:p>
            <text:p>EBS Operations - Invoicing Solutions</text:p>
          </table:table-cell>
          <table:table-cell office:value-type="string" table:style-name="ce17">
            <text:p>Hello,</text:p>
            <text:p/>
            <text:p>The service level on the invoice matches the current service level on the bill of lading.</text:p>
            <text:p/>
            <text:p>Thank you for choosing FedEx,</text:p>
            <text:p>EBS Operations - Invoicing Solutions</text:p>
          </table:table-cell>
          <table:table-cell office:value-type="string" table:style-name="ce17">
            <text:p>Hello,</text:p>
            <text:p/>
            <text:p>The following invoices have been updated to reflect the correct service level per the Bill of Lading. Revised invoices will be processed and sent accordingly.</text:p>
            <text:p/>
            <text:p>Thank you for choosing FedEx,</text:p>
            <text:p>EBS Operations - Invoicing Solutions</text:p>
          </table:table-cell>
          <table:table-cell table:number-columns-repeated="16380"/>
        </table:table-row>
        <table:table-row table:style-name="ro58">
          <table:table-cell office:value-type="string" table:number-columns-spanned="1" table:number-rows-spanned="2" table:style-name="ce19">
            <text:p>Reference No.</text:p>
          </table:table-cell>
          <table:table-cell office:value-type="string" table:style-name="ce29">
            <text:p>Requested Reference No. not on BOL</text:p>
          </table:table-cell>
          <table:table-cell office:value-type="string" table:style-name="ce29">
            <text:p>Updated &amp; Invoice Resent</text:p>
          </table:table-cell>
          <table:table-cell office:value-type="string" table:style-name="ce29">
            <text:p>Updated &amp; EDI Redropped</text:p>
          </table:table-cell>
          <table:table-cell table:number-columns-repeated="16380"/>
        </table:table-row>
        <table:table-row table:style-name="ro47">
          <table:covered-table-cell/>
          <table:table-cell office:value-type="string" table:style-name="ce17">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office:value-type="string" table:style-name="ce17">
            <text:p>Hello,</text:p>
            <text:p/>
            <text:p>Pro # has been reviewed as requested. Bill has been updated with requested reference number. Invoice has been reprocessed and resent.</text:p>
            <text:p><text:span text:style-name="T14"/></text:p>
            <text:p><text:span text:style-name="T14">OR</text:span><text:span text:style-name="T14"/></text:p>
            <text:p/>
            <text:p>I am happy to report that the reference numbers have been applied to all pros listed in your request.</text:p>
            <text:p/>
            <text:p>Thank you for shipping with FedEx and we hope you have a great day,</text:p>
            <text:p>EBS Operations - Invoicing Solutions</text:p>
          </table:table-cell>
          <table:table-cell office:value-type="string" table:style-name="ce17">
            <text:p>Hello,</text:p>
            <text:p/>
            <text:p>Pro # has been reviewed as requested. Bill has been updated with requested reference number. Invoice has been reprocessed and redropped via EDI.</text:p>
            <text:p/>
            <text:p>Thank you for shipping with FedEx and we hope you have a great day,</text:p>
            <text:p>EBS Operations - Invoicing Solutions</text:p>
          </table:table-cell>
          <table:table-cell table:number-columns-repeated="16380"/>
        </table:table-row>
        <table:table-row table:style-name="ro55">
          <table:table-cell office:value-type="string" table:number-columns-spanned="1" table:number-rows-spanned="6" table:style-name="ce19">
            <text:p>LTL/Volume Quote</text:p>
          </table:table-cell>
          <table:table-cell office:value-type="string" table:style-name="ce29">
            <text:p>LTL Quote not Noted on BOL</text:p>
          </table:table-cell>
          <table:table-cell office:value-type="string" table:style-name="ce29">
            <text:p>Invalid Quote Number on Bill of Lading</text:p>
          </table:table-cell>
          <table:table-cell office:value-type="string" table:style-name="ce29">
            <text:p>LTL Quote Application Request Approved</text:p>
          </table:table-cell>
          <table:table-cell table:number-columns-repeated="16380"/>
        </table:table-row>
        <table:table-row table:style-name="ro47">
          <table:covered-table-cell/>
          <table:table-cell office:value-type="string" table:style-name="ce17">
            <text:p>[Enter Standard Greeting - Good morning, Good afternoon, Greetings, Hello,].</text:p>
            <text:p/>
            <text:p>My research found the Bill of Lading did not have a Rate Quote Number or Volume Quote Number at time of shipment. Therefore, the Rate Quote cannot be applied to Invoice [##########]. No changes will be made at this time.</text:p>
            <text:p/>
            <text:p>Thank you for shipping with FedEx and we hope you have a great day.</text:p>
            <text:p>EBS Operations - Invoicing Solutions</text:p>
          </table:table-cell>
          <table:table-cell office:value-type="string" table:style-name="ce17">
            <text:p>[Enter Standard Greeting - Good morning, Good afternoon, Greetings, Hello,].</text:p>
            <text:p/>
            <text:p>Unfortunately, I didn’t find a valid quote number on the bill of lading for Invoice [#########]. The information provided on the BOL does not match the quote number provided which makes the quote null and void.</text:p>
            <text:p/>
            <text:p>Therefore, the quote cannot be applied to Invoice [##########]. Charges are valid as billed, so no changes will be made at this time.</text:p>
            <text:p/>
            <text:p>Sincerely,</text:p>
            <text:p>EBS Operations - Invoicing Solutions</text:p>
          </table:table-cell>
          <table:table-cell office:value-type="string" table:style-name="ce17">
            <text:p>[Enter Standard Greeting - Good morning, Good afternoon, Greetings, Hello,].</text:p>
            <text:p/>
            <text:p>I have reviewed your email and applied the Rate Quote on your invoice. Your request has been completed and approved. Updated invoices will be sent via your invoicing delivery method on file if there is a balance due..</text:p>
            <text:p/>
            <text:p>Thank you for shipping with FedEx and we hope you have a great day.</text:p>
            <text:p>EBS Operations - Invoicing Solutions</text:p>
          </table:table-cell>
          <table:table-cell table:number-columns-repeated="16380"/>
        </table:table-row>
        <table:table-row table:style-name="ro50">
          <table:covered-table-cell/>
          <table:table-cell office:value-type="string" table:style-name="ce29">
            <text:p>LTL Quote Not Applied - Information Does not match</text:p>
          </table:table-cell>
          <table:table-cell office:value-type="string" table:style-name="ce29">
            <text:p>Volume Quote Not Noted on BOL</text:p>
          </table:table-cell>
          <table:table-cell office:value-type="string" table:style-name="ce29">
            <text:p>Volume Quote Request is Denied</text:p>
          </table:table-cell>
          <table:table-cell table:number-columns-repeated="16380"/>
        </table:table-row>
        <table:table-row table:style-name="ro47">
          <table:covered-table-cell/>
          <table:table-cell office:value-type="string" table:style-name="ce17">
            <text:p>Hello,</text:p>
            <text:p/>
            <text:p>My name is __________ and I have been assigned to review your case.</text:p>
            <text:p/>
            <text:p/>
            <text:p>Upon checking, Quote cannot be applied due to the following reason (provide the reason why rate quote cannot be applied). Right now, invoice is rated correctly and no updates can be made.</text:p>
            <text:p/>
            <text:p>Please note that Quote is just an estimation of charges and the final freight charges will still be based at the time of shipment.</text:p>
            <text:p/>
            <text:p/>
            <text:p>Thank you,</text:p>
            <text:p>EBS Operations - Invoicing Solutions</text:p>
          </table:table-cell>
          <table:table-cell office:value-type="string" table:style-name="ce17">
            <text:p>Hello,</text:p>
            <text:p/>
            <text:p>Thank you for reaching out with your invoicing question.</text:p>
            <text:p/>
            <text:p>I have reviewed your request, along with Invoice XXXXXXX and it show that this is being billed to (Shipper/Consignee/BT) and since the Volume Quote F0311086CM12 is not noted on the original bill of lading, in order for the freight to be rated as Volume Shipment, there will be an upcharge fee of $XXX.00. Please confirm if you accept this charge outlined in the FXF 100 Rules Tariff Item 759.</text:p>
            <text:p/>
            <text:p>Thank you for choosing FedEx,</text:p>
            <text:p>EBS Operations - Invoicing Solutions</text:p>
          </table:table-cell>
          <table:table-cell office:value-type="string" table:style-name="ce17">
            <text:p>Hello,</text:p>
            <text:p/>
            <text:p>Unfortunately, I am unable to apply a Volume Quote to a shipment if the Volume Quote was not obtained prior to shipping and not on the Original Bill of Lading (OBOL). Each Volume Quote has an effective date and expiration date range which means a shipment must move within that date range. Per the Terms and Conditions to obtain a Volume Quote Item 759, #3.</text:p>
            <text:p/>
            <text:p>The Volume Quote Number needs to be on the OBOL at time of shipment. Please review the Terms and Conditions for a Volume Quote to Apply. Volume Quotes contain both letters and numbers. The ship date was MM/DD/YEAR and the Volume Quote Number [F#######CM##] was obtained. The Volume quote was Effective MM/DD/YEAR through MM/DD/YEAR.</text:p>
            <text:p/>
            <text:p>Thank you,</text:p>
            <text:p>EBS Operations - Invoicing Solutions</text:p>
          </table:table-cell>
          <table:table-cell table:number-columns-repeated="16380"/>
        </table:table-row>
        <table:table-row table:style-name="ro54">
          <table:covered-table-cell/>
          <table:table-cell office:value-type="string" table:style-name="ce20">
            <text:p>Response When Request is for a Volume Quote</text:p>
          </table:table-cell>
          <table:table-cell office:value-type="string" table:style-name="ce20">
            <text:p>Crate Definition Request</text:p>
          </table:table-cell>
          <table:table-cell office:value-type="string" table:style-name="ce20">
            <text:p>Volume Quote Services Terms and Conditions Information Request</text:p>
          </table:table-cell>
          <table:table-cell table:number-columns-repeated="16380"/>
        </table:table-row>
        <table:table-row table:style-name="ro47">
          <table:covered-table-cell/>
          <table:table-cell office:value-type="string" table:style-name="ce17">
            <text:p>[Enter Standard Greeting - Good morning, Good afternoon, Greetings, Hello,]. Volume Quote Services, as well as the Terms and Conditions can be accessed through FedEx.com. Our FedEx Volume Services Section contains extensive information for our customers.</text:p>
            <text:p/>
            <text:p>Volume Services Quotes can be secured for large shipments (shipments needs to be 4000 lbs or 10 feet of trailer space to qualify for a Volume Quote). To obtain a Volume Quote, Volume Services can be reached at (888)465-5646.</text:p>
            <text:p/>
            <text:p>Please remember that FedEx Freight requires the Volume Quote Number to be placed in an easily viewable space on the Original Bill of Lading, as well as ship between the Effective Date and Expiration Date. This date range will be on the Volume Services Quote obtained.</text:p>
            <text:p/>
            <text:p>Thank you for shipping with FedEx and we hope you have a great day.</text:p>
            <text:p>EBS Operations - Invoicing Solutions</text:p>
          </table:table-cell>
          <table:table-cell office:value-type="string" table:style-name="ce17">
            <text:p>[Enter Standard Greeting - Good morning, Good afternoon, Greetings, Hello].</text:p>
            <text:p/>
            <text:p>Per NMFTA, NMF Series, Item 245, a crate has Three (3) Requirements:</text:p>
            <text:p>1. Must cover the commodity on all sides</text:p>
            <text:p>2. No part of the commodity can protrude through the container</text:p>
            <text:p>3. Openings between any of the slats on any side cannot exceed 25 inches</text:p>
            <text:p/>
            <text:p>Additional information on packaging can be found here.</text:p>
            <text:p/>
            <text:p>Thank you for shipping with FedEx and we hope you have a great day.</text:p>
            <text:p>EBS Operations - Invoicing Solutions</text:p>
          </table:table-cell>
          <table:table-cell office:value-type="string" table:style-name="ce17">
            <text:p>[Enter Standard Greeting - Good morning, Good afternoon, Greetings, Hello,]. Volume Quote Services, as well as the Terms and Conditions can be accessed through FedEx.com. Our FedEx Volume Services Section contains extensive information for our customers.</text:p>
            <text:p/>
            <text:p>Thank you for shipping with FedEx and we hope you have a great day.</text:p>
            <text:p>EBS Operations - Invoicing Solutions</text:p>
          </table:table-cell>
          <table:table-cell table:number-columns-repeated="16380"/>
        </table:table-row>
        <table:table-row table:style-name="ro55">
          <table:table-cell office:value-type="string" table:number-columns-spanned="1" table:number-rows-spanned="2" table:style-name="ce19">
            <text:p>NOST</text:p>
          </table:table-cell>
          <table:table-cell office:value-type="string" table:style-name="ce20">
            <text:p>General Information - No Courtesy WO Available</text:p>
          </table:table-cell>
          <table:table-cell office:value-type="string" table:style-name="ce20">
            <text:p>General Information - Courtesy WO Requested by CX</text:p>
          </table:table-cell>
          <table:table-cell office:value-type="string" table:style-name="ce32">
            <text:p> </text:p>
          </table:table-cell>
          <table:table-cell table:number-columns-repeated="16380"/>
        </table:table-row>
        <table:table-row table:style-name="ro47">
          <table:covered-table-cell/>
          <table:table-cell office:value-type="string" table:style-name="ce17">
            <text:p>Hello,</text:p>
            <text:p/>
            <text:p>The No Shipment Tendered Surcharge (NOST) is applied when a one-time pickup is requested and our FedEx Driver arrives within the requested pickup window, but no shipments are tendered.</text:p>
            <text:p/>
            <text:p>My research found Confirmation [Enter Confirmation Number] documenting, the pickup request was submitted online on [MM/DD/YEAR] for [MM/DD/YEAR] between [Enter times ##:## and ##:## am/pm]. FedEx Driver arrived at [Enter time ##:## am/pm] on [MM/DD/YEAR], and your employee [Enter Name] informed our FedEx Driver there was not any freight for pickup. This instance qualifies for NOST Charges so no changes will be made at this time.</text:p>
            <text:p/>
            <text:p>In order to avoid being charged NOST Sur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office:value-type="string" table:style-name="ce17">
            <text:p>Hello,</text:p>
            <text:p/>
            <text:p>The No Shipment Tendered Surcharge (NOST) is applied when a one-time pickup is requested and our FedEx Driver arrives within the requested pickup window, but no shipments are tendered.</text:p>
            <text:p/>
            <text:p>Per Confirmation [Enter Confirmation Number], the NOST Charges are valid. However, I can offer you a one-time courtesy removal of the NOST Charges on Invoice [##########]. I have submitted Invoice [##########] for write off of NOST charges totaling [$##.00].</text:p>
            <text:p/>
            <text:p>In order to avoid being charged with NOST 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office:value-type="string" table:style-name="ce32">
            <text:p> </text:p>
          </table:table-cell>
          <table:table-cell table:number-columns-repeated="16380"/>
        </table:table-row>
        <table:table-row table:style-name="ro59">
          <table:table-cell office:value-type="string" table:number-columns-spanned="1" table:number-rows-spanned="2" table:style-name="ce19">
            <text:p>Unposted Pros</text:p>
          </table:table-cell>
          <table:table-cell office:value-type="string" table:style-name="ce20">
            <text:p>Multiple Pros with Attachment - some Pros are Unposted</text:p>
          </table:table-cell>
          <table:table-cell office:value-type="string" table:style-name="ce20">
            <text:p>Multiple Pros without Attachment - some Pros are Unposted</text:p>
          </table:table-cell>
          <table:table-cell office:value-type="string" table:style-name="ce33">
            <text:p>NOTES</text:p>
          </table:table-cell>
          <table:table-cell table:number-columns-repeated="16380"/>
        </table:table-row>
        <table:table-row table:style-name="ro47">
          <table:covered-table-cell/>
          <table:table-cell office:value-type="string" table:style-name="ce17">
            <text:p>Hello,</text:p>
            <text:p/>
            <text:p>My name is [Enter Your First Name Only], I have evaluated all invoices submitted for review and documented my results. Please see [attached file/comments below] to view results for each invoice review in question.</text:p>
            <text:p>Please note that the other PROs are under review and will be posted once rates are verified. My goal is to provide an update to you by [MM/DD/YEAR within 4 business days of the date this response was sent if not fully completed]. I appreciate your patience.</text:p>
            <text:p/>
            <text:p>Thank you for choosing FedEx,</text:p>
            <text:p>EBS Operations – Invoicing Solutions</text:p>
          </table:table-cell>
          <table:table-cell office:value-type="string" table:style-name="ce17">
            <text:p>Hello,</text:p>
            <text:p/>
            <text:p>The following PROs have been updated as requested. Revised invoices will be processed and sent accordingly.</text:p>
            <text:p/>
            <text:p>Meanwhile, below PROs are under rating queue for review and will be posted once rates are verified</text:p>
            <text:p/>
            <text:p>Thank you for choosing FedEx,</text:p>
            <text:p>EBS Operations – Invoicing Solutions</text:p>
          </table:table-cell>
          <table:table-cell office:value-type="string" table:style-name="ce17">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80"/>
        </table:table-row>
        <table:table-row table:style-name="ro46">
          <table:table-cell office:value-type="string" table:number-columns-spanned="1" table:number-rows-spanned="2" table:style-name="ce19">
            <text:p>Escalated Case from Client</text:p>
          </table:table-cell>
          <table:table-cell office:value-type="string" table:style-name="ce20">
            <text:p>1st Day</text:p>
          </table:table-cell>
          <table:table-cell office:value-type="string" table:number-columns-spanned="2" table:number-rows-spanned="1" table:style-name="ce21">
            <text:p>Succeeding Days</text:p>
          </table:table-cell>
          <table:covered-table-cell/>
          <table:table-cell table:number-columns-repeated="16380"/>
        </table:table-row>
        <table:table-row table:style-name="ro47">
          <table:covered-table-cell/>
          <table:table-cell office:value-type="string" table:style-name="ce17">
            <text:p>Hi,</text:p>
            <text:p/>
            <text:p>My name is [Enter You First Name Only] and I have been assigned to work on your dispute.</text:p>
            <text:p/>
            <text:p>We have started working this case and the review is still in progress. Please see the attached file with remarks for invoices that have been reviewed and/or updated.</text:p>
            <text:p/>
            <text:p/>
            <text:p>Thank you for choosing FedEx,</text:p>
            <text:p>EBS Operations – Invoicing Solutions</text:p>
          </table:table-cell>
          <table:table-cell office:value-type="string" table:style-name="ce17">
            <text:p>Hi,</text:p>
            <text:p/>
            <text:p>Please be advised that this case still work in progress. We have already reviewed 400 invoices. Attached is the updated file.</text:p>
            <text:p/>
            <text:p/>
            <text:p>Thank you for choosing FedEx,</text:p>
            <text:p>EBS Operations – Invoicing Solutions</text:p>
          </table:table-cell>
          <table:table-cell office:value-type="string" table:style-name="ce17">
            <text:p>Hi,</text:p>
            <text:p/>
            <text:p>Please be advised that this case still work in progress. There are still remaining 300 invoices for review. Attached is the updated file.</text:p>
            <text:p/>
            <text:p/>
            <text:p>Thank you for choosing FedEx,</text:p>
            <text:p>EBS Operations – Invoicing Solutions</text:p>
          </table:table-cell>
          <table:table-cell table:number-columns-repeated="16380"/>
        </table:table-row>
        <table:table-row table:style-name="ro60">
          <table:table-cell office:value-type="string" table:number-columns-spanned="1" table:number-rows-spanned="2" table:style-name="ce19">
            <text:p>WARM TRANSFER - within Freight Invoicing Solution</text:p>
          </table:table-cell>
          <table:table-cell office:value-type="string" table:style-name="ce20">
            <text:p>Moved Correctly to your Department but needs to be Reviewed by a different Team.</text:p>
            <text:p>Example: Billing Dispute to Pricing</text:p>
          </table:table-cell>
          <table:table-cell office:value-type="string" table:style-name="ce20">
            <text:p>Moved Incorrectly to your Department but Dispute is not you scope of Support.</text:p>
            <text:p>Example: Reweigh Dispute but moved to Billing Dispute</text:p>
          </table:table-cell>
          <table:table-cell office:value-type="string" table:style-name="ce20">
            <text:p>Notes</text:p>
          </table:table-cell>
          <table:table-cell table:number-columns-repeated="16380"/>
        </table:table-row>
        <table:table-row table:style-name="ro47">
          <table:covered-table-cell/>
          <table:table-cell office:value-type="string" table:style-name="ce22">
            <text:p>Hello,</text:p>
            <text:p/>
            <text:p>Thank you for reaching out with your invoicing question. I have reviewed your request. However, your dispute requires further research,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4"/></text:p>
            <text:p><text:span text:style-name="T4">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17">
            <text:p>Hello,</text:p>
            <text:p/>
            <text:p>Thank you for reaching out with your invoicing question. I have reviewed your request. However, your dispute should be reviewed by a different department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15"/></text:p>
            <text:p><text:span text:style-name="T15">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34">
            <text:p>Do not clone the case for credit even if you responded to the customer.</text:p>
            <text:p/>
            <text:p>Note:</text:p>
            <text:p>1. Remove the<text:s/><text:span text:style-name="T9">RED text<text:s/></text:span>when moving the case to a different department but for the same email address fxfrevsoltn@fedex.com</text:p>
            <text:p><text:span text:style-name="T12">Example:<text:s/></text:span><text:span text:style-name="T17">Billing Dispute to Pricing or Billing Dispute to Special Account.</text:span><text:span text:style-name="T17"/></text:p>
            <text:p><text:span text:style-name="T8"/></text:p>
            <text:p>2. No Need to do a Warm Transfer if the movement is within the same Queue.</text:p>
            <text:p/>
            <text:p>Example: BD to BD, Pricing to Pricing.</text:p>
          </table:table-cell>
          <table:table-cell table:number-columns-repeated="16380"/>
        </table:table-row>
        <table:table-row table:style-name="ro61">
          <table:table-cell office:value-type="string" table:number-columns-spanned="1" table:number-rows-spanned="6" table:style-name="ce19">
            <text:p>Warm Transfer Response for Issues not Covered by Freight Invoicing Solution</text:p>
          </table:table-cell>
          <table:table-cell office:value-type="string" table:style-name="ce35">
            <text:p> Response When Account Needs Reinstatement of Credit Privileges</text:p>
          </table:table-cell>
          <table:table-cell office:value-type="string" table:style-name="ce35">
            <text:p>Response When Request Is Regarding Any EDI Account Updates – Do NOT Work – Transfer</text:p>
          </table:table-cell>
          <table:table-cell office:value-type="string" table:style-name="ce35">
            <text:p>Response When Customer Requests Assistance with FedEx Ship Manager</text:p>
          </table:table-cell>
          <table:table-cell table:number-columns-repeated="16380"/>
        </table:table-row>
        <table:table-row table:style-name="ro47">
          <table:covered-table-cell/>
          <table:table-cell office:value-type="string" table:style-name="ce17">
            <text:p> [Enter Standard Greeting - Good morning, Good afternoon, Greetings, Hello,].</text:p>
            <text:p/>
            <text:p>I have been assigned to this case.</text:p>
            <text:p>Unfortunately, we are unable to reinstate credit privileges. To request reinstatement of credit privileges on a Freight Account(s), please call the FedEx Credit Department at (866) 756-3590 for further assistance.</text:p>
            <text:p/>
            <text:p>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text:p>
            <text:p/>
            <text:p>EBS Operations - Invoicing Solutions</text:p>
          </table:table-cell>
          <table:table-cell office:value-type="string" table:style-name="ce17">
            <text:p> [Enter Standard Greeting - Good morning, Good afternoon, Greetings, Hello,].</text:p>
            <text:p/>
            <text:p>Thank you for submitting your request.</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 for shipping with FedEx and we hope you have a great day.</text:p>
            <text:p>EBS Operations - Invoicing Solutions</text:p>
          </table:table-cell>
          <table:table-cell office:value-type="string" table:style-name="ce17">
            <text:p>[Enter Standard Greeting - Good morning, Good afternoon, Greetings, Hello,].</text:p>
            <text:p/>
            <text:p>For questions or requests regarding the Online Portal for FedEx Ship Manager, please call (800) 435-7949, and Select Option 1 for Technical Support Assistance OR send a new Email to . Please refrain from forwarding this request due to our internal tracking system restrictions.</text:p>
            <text:p/>
            <text:p>Thank you for shipping with FedEx and we hope you have a great day.</text:p>
            <text:p>EBS Operations - Invoicing Solutions</text:p>
          </table:table-cell>
          <table:table-cell table:number-columns-repeated="16380"/>
        </table:table-row>
        <table:table-row table:style-name="ro62">
          <table:covered-table-cell/>
          <table:table-cell office:value-type="string" table:style-name="ce35">
            <text:p> Response When Customer Requests Assistance with Freight Billing Online (FBO)</text:p>
          </table:table-cell>
          <table:table-cell office:value-type="string" table:style-name="ce35">
            <text:p> Response When Customer Request is a Remittance Address Inquiry to Send FedEx Payments</text:p>
          </table:table-cell>
          <table:table-cell office:value-type="string" table:style-name="ce35">
            <text:p>Response When Request is for Technical Support – Do Not Work – Forward to FBO Support –</text:p>
          </table:table-cell>
          <table:table-cell table:number-columns-repeated="16380"/>
        </table:table-row>
        <table:table-row table:style-name="ro47">
          <table:covered-table-cell/>
          <table:table-cell office:value-type="string" table:style-name="ce17">
            <text:p>[Enter Standard Greeting - Good morning, Good afternoon, Greetings, Hello,].</text:p>
            <text:p/>
            <text:p>For questions or requests regarding the Freight Billing Online Portal (FBO)for FedEx Freight Accounts, please call (800) 506-7580, and Select Option 3 for Technical Support Assistance. You can also send a new Email to . Please refrain from forwarding this request due to our internal tracking system restrictions.</text:p>
            <text:p/>
            <text:p>Thank you for shipping with FedEx and we hope you have a great day.</text:p>
            <text:p>EBS Operations - Invoicing Solutions</text:p>
          </table:table-cell>
          <table:table-cell office:value-type="string" table:style-name="ce17">
            <text:p> [Enter Standard Greeting - Good morning, Good afternoon, Greetings, Hello,].</text:p>
            <text:p/>
            <text:p>Thank you for your Remittance Address Inquiry; we know how important it is to ensure your FedEx payment are routed correctly every time.</text:p>
            <text:p/>
            <text:p>FedEx Freight has multiple addresses for payment submission. It is not necessary to provide those addresses in this response; the options are vast. Instead, please refer to any open invoice your company has with FedEx Freight; the correct Remittance Address is listed on each of the invoices. Please note, if you have multiple locations across the country, it is possible that the Remittance Addresses will differ.</text:p>
            <text:p/>
            <text:p>For future inquiries or disputes, 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choosing FedEx,</text:p>
            <text:p>EBS Operations - Invoicing Solutions</text:p>
          </table:table-cell>
          <table:table-cell office:value-type="string" table:style-name="ce17">
            <text:p>[Enter Standard Greeting - Good morning, Good afternoon, Greetings, Hello,].</text:p>
            <text:p/>
            <text:p>I have forwarded your request for technical support to . Our FBO Freight Billing Online Support Team will reach out to you directly regarding your request for FBO support.</text:p>
            <text:p/>
            <text:p>In the future, please contact our FBO Freight Billing Online Support Team via email at for technical issues and support with FedEx website access for your FedEx Freight Account, or call 800.506.7580, Option 3.” This will allow you to receive assistance immediately from our support team.</text:p>
            <text:p/>
            <text:p>Thank you for choosing FedEx and we hope you have a great day.</text:p>
            <text:p>EBS Operations - Invoicing Solutions</text:p>
          </table:table-cell>
          <table:table-cell table:number-columns-repeated="16380"/>
        </table:table-row>
        <table:table-row table:style-name="ro62">
          <table:covered-table-cell/>
          <table:table-cell office:value-type="string" table:style-name="ce35">
            <text:p> Response When Tracking Information Request Cannot Be Worked - Not yet Delivered</text:p>
          </table:table-cell>
          <table:table-cell office:value-type="string" table:style-name="ce35">
            <text:p>  Invoicing Setup Request Is Regarding Any EDI Account Updates – Do NOT Work – Transfer</text:p>
          </table:table-cell>
          <table:table-cell office:value-type="string" table:style-name="ce35">
            <text:p> Invoicing Setup is for FBO Online Portal – Freight Billing Online – Do Not Work</text:p>
          </table:table-cell>
          <table:table-cell table:number-columns-repeated="16380"/>
        </table:table-row>
        <table:table-row table:style-name="ro47">
          <table:covered-table-cell/>
          <table:table-cell office:value-type="string" table:style-name="ce17">
            <text:p> [Enter Standard Greeting - Good morning, Good afternoon, Greetings, 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table-cell office:value-type="string" table:style-name="ce17">
            <text:p> [Enter Standard Greeting - Good morning, Good afternoon, Greetings, Hello,]. Thank you for submitting your request.</text:p>
            <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shipping with FedEx and we hope you have a great day.</text:p>
            <text:p>EBS Operations - Invoicing Solutions</text:p>
          </table:table-cell>
          <table:table-cell office:value-type="string" table:style-name="ce17">
            <text:p> [Enter Standard Greeting - Good morning, Good afternoon, Greetings, Hello,]. I have been assigned to this case.</text:p>
            <text:p/>
            <text:p>Changing an email address for your FedEx Freight Account can be made by logging into your FBO Portal Profile on FedEx.com. Select My Profile under Profile Name; this will take you to the Login &amp; Contact Information screen. Select the Edit Button next to the Contact Information Column to update your email address. Our EBS Operations – Invoicing Solutions Team is unable to make changes to Accounts setup on the FBO Portal.</text:p>
            <text:p>To view, dispute, and make payments on FedEx Freight Billing Online (FBO). FedEx Freight has an FBO Application specific to Freight Invoices. FedEx Freight Invoices cannot be accessed via the same FBO Application that displays Parcel Invoices.</text:p>
            <text:p/>
            <text:p>How to Register for (FBO) Freight FedEx Billing Online.</text:p>
            <text:p>1. <text:s/>Go to</text:p>
            <text:p>2. <text:s/>Login (or sign up by clicking “Sign Up Now”)</text:p>
            <text:p>3. <text:s/>From the “Settings” tab:</text:p>
            <text:p>a. “Account Management”</text:p>
            <text:p>b. “Add new Account”</text:p>
            <text:p>4. <text:s/>Complete the Online Registration</text:p>
            <text:p>5. <text:s/>Click “Save “</text:p>
            <text:p/>
            <text:p>If you need support with website access for your FedEx Freight Account, contact the FBO Freight Billing Online Support Team email: or call 800.506.7580, Option 3.”</text:p>
            <text:p/>
            <text:p>To streamline Salesforce cases and to properly document all requests submitted, new requests must be submitted as a new case. Going forward, please submit your new requests in a new email without reference to previous cases. We also ask that you include vit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Thank you for choosing FedEx,</text:p>
            <text:p>EBS Operations - Invoicing Solutions</text:p>
          </table:table-cell>
          <table:table-cell table:number-columns-repeated="16380"/>
        </table:table-row>
        <table:table-row table:style-name="ro50">
          <table:table-cell office:value-type="string" table:number-columns-spanned="1" table:number-rows-spanned="10" table:style-name="ce12">
            <text:p>Reweigh Related Dispute</text:p>
          </table:table-cell>
          <table:table-cell office:value-type="string" table:style-name="ce20">
            <text:p>Reweigh Certificate IS NOT on File - (Increase on Weight)</text:p>
          </table:table-cell>
          <table:table-cell office:value-type="string" table:style-name="ce20">
            <text:p>Reweigh Certificate IS NOT on File - (Decrease on Weight)</text:p>
          </table:table-cell>
          <table:table-cell office:value-type="string" table:style-name="ce20">
            <text:p>Reweigh Certificate IS on File</text:p>
          </table:table-cell>
          <table:table-cell table:number-columns-repeated="16380"/>
        </table:table-row>
        <table:table-row table:style-name="ro47">
          <table:covered-table-cell/>
          <table:table-cell office:value-type="string" table:style-name="ce17">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table-cell office:value-type="string" table:style-name="ce17">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table-cell office:value-type="string" table:style-name="ce17">
            <text:p>Hello,</text:p>
            <text:p/>
            <text:p>Per your email below, attached is the requested Reweigh Certificate.</text:p>
            <text:p/>
            <text:p>Thank you,</text:p>
            <text:p>EBS Operations - Invoicing Solutions</text:p>
            <text:p><text:span text:style-name="T14"/></text:p>
            <text:p><text:span text:style-name="T14"/></text:p>
            <text:p><text:span text:style-name="T14">NOTE: This should be moved to Invoice Reprint</text:span></text:p>
          </table:table-cell>
          <table:table-cell table:number-columns-repeated="16380"/>
        </table:table-row>
        <table:table-row table:style-name="ro51">
          <table:covered-table-cell/>
          <table:table-cell office:value-type="string" table:style-name="ce20">
            <text:p>Valid Reweigh Charge Has Been Removed – One Time Courtesy</text:p>
          </table:table-cell>
          <table:table-cell office:value-type="string" table:style-name="ce20">
            <text:p>Reweigh Charge Would Produce an Increase of Invoice Amount – Notify Customer</text:p>
          </table:table-cell>
          <table:table-cell office:value-type="string" table:style-name="ce20">
            <text:p>Reweigh Charge Has Been Removed and Weight Updated per BOL – Our Error</text:p>
          </table:table-cell>
          <table:table-cell table:number-columns-repeated="16380"/>
        </table:table-row>
        <table:table-row table:style-name="ro47">
          <table:covered-table-cell/>
          <table:table-cell office:value-type="string" table:style-name="ce17">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table-cell office:value-type="string" table:style-name="ce17">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table-cell office:value-type="string" table:style-name="ce17">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table-cell table:number-columns-repeated="16380"/>
        </table:table-row>
        <table:table-row table:style-name="ro63">
          <table:covered-table-cell/>
          <table:table-cell office:value-type="string" table:style-name="ce36">
            <text:p>Reweigh was Removed on Paid Invoice – Customer Requests to Reapply</text:p>
          </table:table-cell>
          <table:table-cell office:value-type="string" table:style-name="ce36">
            <text:p>Reweigh on File – Not Applied – BOL Weight Applied</text:p>
          </table:table-cell>
          <table:table-cell office:value-type="string" table:style-name="ce36">
            <text:p>Customer is asking for photo of the shipment when it was reweighed</text:p>
          </table:table-cell>
          <table:table-cell table:number-columns-repeated="16380"/>
        </table:table-row>
        <table:table-row table:style-name="ro47">
          <table:covered-table-cell/>
          <table:table-cell office:value-type="string" table:style-name="ce17">
            <text:p>Hello,</text:p>
            <text:p/>
            <text:p>I am happy to report that the freight bill has been reviewed and updated as requested. This bill is now paid and closed.</text:p>
            <text:p/>
            <text:p>Thank you for choosing FedEx,</text:p>
            <text:p>EBS Operations - Invoicing Solutions</text:p>
          </table:table-cell>
          <table:table-cell office:value-type="string" table:style-name="ce17">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table-cell office:value-type="string" table:style-name="ce17">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table-cell table:number-columns-repeated="16380"/>
        </table:table-row>
        <table:table-row table:style-name="ro55">
          <table:covered-table-cell/>
          <table:table-cell office:value-type="string" table:style-name="ce36">
            <text:p>Documentation is Accepted - Approved</text:p>
          </table:table-cell>
          <table:table-cell office:value-type="string" table:style-name="ce36">
            <text:p>Documentation Required is Unacceptable - DENIED</text:p>
          </table:table-cell>
          <table:table-cell office:value-type="string" table:style-name="ce36">
            <text:p>Weight Verification Documentation is Required</text:p>
          </table:table-cell>
          <table:table-cell table:number-columns-repeated="16380"/>
        </table:table-row>
        <table:table-row table:style-name="ro47">
          <table:covered-table-cell/>
          <table:table-cell office:value-type="string" table:style-name="ce17">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table-cell office:value-type="string" table:style-name="ce17">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office:value-type="string" table:style-name="ce17">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table:number-columns-repeated="16380"/>
        </table:table-row>
        <table:table-row table:style-name="ro64">
          <table:covered-table-cell/>
          <table:table-cell office:value-type="string" table:style-name="ce37">
            <text:p>Documentation Does Not List Weight - DENIED</text:p>
          </table:table-cell>
          <table:table-cell office:value-type="string" table:style-name="ce37">
            <text:p>Documentation Does Not Match Shipment Item(s) - DENIED</text:p>
          </table:table-cell>
          <table:table-cell office:value-type="string" table:style-name="ce37">
            <text:p>Documents Provided and Needs to be Imaged</text:p>
          </table:table-cell>
          <table:table-cell table:number-columns-repeated="16380"/>
        </table:table-row>
        <table:table-row table:style-name="ro47">
          <table:covered-table-cell/>
          <table:table-cell office:value-type="string" table:style-name="ce17">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table-cell office:value-type="string" table:style-name="ce17">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table-cell office:value-type="string" table:style-name="ce17">
            <text:p>Hello,</text:p>
            <text:p/>
            <text:p>Please image the attached documents under Cargo Care for PRO #.</text:p>
            <text:p/>
            <text:p>Thank you!</text:p>
            <text:p>EBS Operations - Invoicing Solutions</text:p>
          </table:table-cell>
          <table:table-cell table:number-columns-repeated="16380"/>
        </table:table-row>
        <table:table-row table:style-name="ro63">
          <table:table-cell office:value-type="string" table:number-columns-spanned="1" table:number-rows-spanned="6" table:style-name="ce12">
            <text:p>Overcharge Claim</text:p>
          </table:table-cell>
          <table:table-cell office:value-type="string" table:style-name="ce36">
            <text:p>Overcharge Claim - APPROVED</text:p>
          </table:table-cell>
          <table:table-cell office:value-type="string" table:style-name="ce36">
            <text:p>Overcharge Claim is Denied Due to Age of Invoice</text:p>
          </table:table-cell>
          <table:table-cell office:value-type="string" table:style-name="ce36">
            <text:p>Overcharge Claim is Denied – Request Qualifies as FXF Billing Dispute</text:p>
          </table:table-cell>
          <table:table-cell table:number-columns-repeated="16380"/>
        </table:table-row>
        <table:table-row table:style-name="ro47">
          <table:covered-table-cell/>
          <table:table-cell office:value-type="string" table:style-name="ce17">
            <text:p>Hello,</text:p>
            <text:p/>
            <text:p>Your overcharge claim [Enter Customer’s OVC Claim #] for Invoice [##########] has been reviewed and approved. A refund check for $[Enter Approved Claim Refund Amount] will be processed promptly.</text:p>
            <text:p/>
            <text:p>Thank you for shipping with FedEx and we hope you have a great day.</text:p>
            <text:p>EBS Operations - Invoicing Solutions</text:p>
          </table:table-cell>
          <table:table-cell office:value-type="string" table:style-name="ce17">
            <text:p>Hello,</text:p>
            <text:p/>
            <text:p>Your Overcharge Claim [Enter Customer’s OVC Claim #] for Invoice [##########] has been reviewed and denied per the 180-day filing statute per FXF 100-W Rules Tariff, Item 438, effective at time of shipment.</text:p>
            <text:p/>
            <text:p>The FXF 100-W Rules Tariff, Item 438 is included below for your reference.</text:p>
            <text:p/>
            <text:p>Sincerely,</text:p>
            <text:p>EBS Operations - Invoicing Solutions</text:p>
            <text:p/>
            <text:p>Effective at time of shipment,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table-cell office:value-type="string" table:style-name="ce17">
            <text:p>Hello,</text:p>
            <text:p/>
            <text:p>You dispute for Invoice [########] was identified as an overcharge claim but as I reviewed your case I found that the shipment was not paid and closed.</text:p>
            <text:p/>
            <text:p>Since overcharge claims must be for paid and closed shipments, I have transferred your dispute to a peer team for further review. If this team needs additional information, they will contact you via email. There is nothing further you need to do at this time. You will receive a separate email once they have completed their review.</text:p>
            <text:p/>
            <text:p>Thank you for shipping with FedEx and we hope you have a great day.</text:p>
            <text:p>EBS Operations - Invoicing Solutions</text:p>
          </table:table-cell>
          <table:table-cell table:number-columns-repeated="16380"/>
        </table:table-row>
        <table:table-row table:style-name="ro63">
          <table:covered-table-cell/>
          <table:table-cell office:value-type="string" table:style-name="ce20">
            <text:p>Overcharge Claim - Denied</text:p>
          </table:table-cell>
          <table:table-cell office:value-type="string" table:style-name="ce20">
            <text:p>CREDIT Balance Issued by Other Means than OVC Claim – Transfer to ARCOA</text:p>
          </table:table-cell>
          <table:table-cell office:value-type="string" table:style-name="ce20">
            <text:p>Overcharge Claim was Approved but FXF System Absorbed Refund in Error</text:p>
          </table:table-cell>
          <table:table-cell table:number-columns-repeated="16380"/>
        </table:table-row>
        <table:table-row table:style-name="ro47">
          <table:covered-table-cell/>
          <table:table-cell office:value-type="string" table:style-name="ce17">
            <text:p>Hello,</text:p>
            <text:p/>
            <text:p>Your Overcharge claim [Customer’s OVC Claim #] for Invoice [##########] has been reviewed and denied. We have reviewed agreement , Proposal , applying a discount of % discount .</text:p>
            <text:p/>
            <text:p>Based on this review, I confirm we are rating the invoice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
            <text:p>EBS Operations - Invoicing Solutions</text:p>
            <text:p>---------------------------------------------------------------------------</text:p>
            <text:p>Hello,</text:p>
            <text:p/>
            <text:p>Your Overcharge [Customer’s OVC Claim #] for Invoice [##########] has been reviewed and denied by the Inspection team/International Pricing team. Please see below:</text:p>
            <text:p/>
            <text:p>-(Denial reason from Inspection/international Pricing team)</text:p>
            <text:p/>
            <text:p>Thank you for choosing FedEx,</text:p>
            <text:p/>
            <text:p>EBS Operations - Invoicing Solutions</text:p>
          </table:table-cell>
          <table:table-cell office:value-type="string" table:style-name="ce17">
            <text:p>Hello,</text:p>
            <text:p/>
            <text:p>I have reviewed your Overcharge Claim [Customer’s OVC Claim #] for Invoice [##########]; and found the Invoice has an open credit of $[Enter $###.##] that has previously been issued to the invoice.</text:p>
            <text:p/>
            <text:p>With this credit on the shipment, I am unable to process as an overcharge claim but I have transferred this case on your behalf to our FedEx Cash Research Team. This team can review your concern with the credit and determine what updates are needed. Your case Number [########] will remain the same. Our FedEx Cash Research Team will reach out to you via email if additional information is needed. There is nothing further you need to do at this time. You will receive a separate email once they have completed their review.</text:p>
            <text:p/>
            <text:p>In the future, if you have similar Cash Research requests, please send a new Email request to ARCOA@FedEx.com so that your request can routed to our FedEx Cash Research Team. This will generate a new case Number so that communication directly with our Cash Research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office:value-type="string" table:style-name="ce17">
            <text:p>[Enter Standard Greeting - Good morning, Good afternoon, Greetings, Hello,].</text:p>
            <text:p/>
            <text:p>Your Overcharge Claim [Customer’s OVC Claim #] was Approved on [MM/DD/YEAR – Enter Date Claim was Processed]. for [$Enter absorbed refund amount]. I have entered a request to have the refund issued expeditiously on your behalf.</text:p>
            <text:p/>
            <text:p>Thank you for your patience as we work to resolve this issue and thank you for shipping with FedEx. We hope you have a great day.</text:p>
            <text:p/>
            <text:p>Sincerely,</text:p>
            <text:p>EBS Operations - Invoicing Solutions</text:p>
          </table:table-cell>
          <table:table-cell table:number-columns-repeated="16380"/>
        </table:table-row>
        <table:table-row table:style-name="ro51">
          <table:covered-table-cell/>
          <table:table-cell office:value-type="string" table:style-name="ce20">
            <text:p>Request is Not Related to an Overcharge Claim – Do Not Work - Warm Transfer</text:p>
          </table:table-cell>
          <table:table-cell office:value-type="string" table:style-name="ce20">
            <text:p>Overcharge Claim Already Refunded and Cleared FXF Bank – Attach Documentation</text:p>
          </table:table-cell>
          <table:table-cell office:value-type="string" table:style-name="ce20">
            <text:p>Overcharge Claim Already Refunded but Has Not Cleared FXF Bank</text:p>
          </table:table-cell>
          <table:table-cell table:number-columns-repeated="16380"/>
        </table:table-row>
        <table:table-row table:style-name="ro47">
          <table:covered-table-cell/>
          <table:table-cell office:value-type="string" table:style-name="ce17">
            <text:p>[Enter Standard Greeting - Good morning, Good afternoon, Greetings, Hello,].</text:p>
            <text:p/>
            <text:p>I have reviewed your case and found it is not an overcharge claim. I have transferred your case on your behalf to the appropriate peer team. Your case Number [########] will remain the same. You will receive an email directly from them upon completion of their review.</text:p>
            <text:p/>
            <text:p>In the future, if you have similar requests, please send a new Email request to fxfrevsoltn@fedex.com so that your request can route directly to the appropriate peer team. This will generate a new case Number so that communication directly with our peer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table-cell office:value-type="string" table:style-name="ce17">
            <text:p>[Enter Standard Greeting - Good morning, Good afternoon, Greetings, Hello,].</text:p>
            <text:p/>
            <text:p>I have reviewed your request and determined that the Refund Check for your Overcharge Claim has been processed.</text:p>
            <text:p/>
            <text:p>Please see the attached cleared check copy/copies, refund check [Enter Check #], along with remittance advise listing claims/pros refunded and amounts.</text:p>
            <text:p/>
            <text:p>Thank you for shipping with FedEx and we hope you have a great day.</text:p>
            <text:p>EBS Operations - Invoicing Solutions</text:p>
          </table:table-cell>
          <table:table-cell office:value-type="string" table:style-name="ce17">
            <text:p>[Enter Standard Greeting - Good morning, Good afternoon, Greetings, Hello,].</text:p>
            <text:p/>
            <text:p>I have reviewed your request and found that the Refund Check for your Overcharge Claim has been processed.</text:p>
            <text:p/>
            <text:p>Your Overcharge Claim [Enter Customer’s OVC Claim #] for Invoice [##########] was issued in the amount of $[Enter Approved Claim Refund Amount] on [MM/DD/YEAR] and mailed via USPS to:</text:p>
            <text:p>[Enter Customer Name]</text:p>
            <text:p>[Enter Customer Mailing Address Line 1]</text:p>
            <text:p>[Enter City, State, and Zip Code]</text:p>
            <text:p/>
            <text:p>Thank you for shipping with FedEx and we hope you have a great day.</text:p>
            <text:p>EBS Operations - Invoicing Solutions</text:p>
          </table:table-cell>
          <table:table-cell table:number-columns-repeated="16380"/>
        </table:table-row>
        <table:table-row table:style-name="ro59">
          <table:table-cell office:value-type="string" table:number-columns-spanned="1" table:number-rows-spanned="10" table:style-name="ce12">
            <text:p><text:s text:c="26"/></text:p>
          </table:table-cell>
          <table:table-cell office:value-type="string" table:style-name="ce20">
            <text:p>Rated Correctly</text:p>
          </table:table-cell>
          <table:table-cell office:value-type="string" table:style-name="ce20">
            <text:p><text:s/>NOT Rating CORRECTLY - with Invoice Attachment</text:p>
          </table:table-cell>
          <table:table-cell office:value-type="string" table:style-name="ce20">
            <text:p>Account IS NOT Currently Linked to a Freight Pricing Agreement</text:p>
          </table:table-cell>
          <table:table-cell table:number-columns-repeated="16380"/>
        </table:table-row>
        <table:table-row table:style-name="ro47">
          <table:covered-table-cell/>
          <table:table-cell office:value-type="string" table:style-name="ce17">
            <text:p>[Enter Standard Greeting - Good morning, Good afternoon, Greetings, Hello,].</text:p>
            <text:p/>
            <text:p>I have reviewed invoice [##########], as well as the corresponding Agreement [######], Proposal [######], Applying a Discount of [##%].</text:p>
            <text:p>Based on this review, I confirmed we are billing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EBS Operations - Invoicing Solutions</text:p>
          </table:table-cell>
          <table:table-cell office:value-type="string" table:style-name="ce17">
            <text:p>[Enter Standard Greeting - Good morning, Good afternoon, Greetings, Hello,].</text:p>
            <text:p/>
            <text:p>I have checked your invoice against the Agreement [######], Proposal [######], and uncovered that your [##.#%] discount was not applied. I have fixed your discount and regret any difficulties which you may have experienced. You will receive the updated invoice shortly via your chosen delivery method.</text:p>
            <text:p/>
            <text:p>We recognize the impact that any exception to our service standards may have for our customers and thank you for shipping with FedEx.</text:p>
            <text:p/>
            <text:p>[Enter Your First Name Only]</text:p>
            <text:p>EBS Operations - Invoicing Solutions</text:p>
          </table:table-cell>
          <table:table-cell office:value-type="string" table:style-name="ce17">
            <text:p>[Enter Standard Greeting - Good morning, Good afternoon, Greetings, Hello,].</text:p>
            <text:p/>
            <text:p>Thank you for reaching out with your invoicing question. I have reviewed your request and found that Account Number [#########] is not presently linked to a current Pricing Agreement with FedEx Freight, which means the invoice in question is billing correctly based on the current setup.</text:p>
            <text:p/>
            <text:p>If you have another existing Freight Account Number, please provide so I can research further.</text:p>
            <text:p/>
            <text:p>Thank you,</text:p>
            <text:p>[Enter Your First Name Only]</text:p>
            <text:p>EBS Operations - Invoicing Solutions</text:p>
          </table:table-cell>
          <table:table-cell table:number-columns-repeated="16380"/>
        </table:table-row>
        <table:table-row table:style-name="ro59">
          <table:covered-table-cell/>
          <table:table-cell office:value-type="string" table:style-name="ce20">
            <text:p>Accessorial Exception is No Longer Applicable</text:p>
          </table:table-cell>
          <table:table-cell office:value-type="string" table:style-name="ce20">
            <text:p>Accessorial IS Rating Correctly per Customer Agreement</text:p>
          </table:table-cell>
          <table:table-cell office:value-type="string" table:style-name="ce20">
            <text:p>Accessorial Exception Only Applies on INTRA US Shipments</text:p>
          </table:table-cell>
          <table:table-cell table:number-columns-repeated="16380"/>
        </table:table-row>
        <table:table-row table:style-name="ro47">
          <table:covered-table-cell/>
          <table:table-cell office:value-type="string" table:style-name="ce17">
            <text:p>[Enter Standard Greeting - Good morning, Good afternoon, Greetings, Hello,].</text:p>
            <text:p/>
            <text:p>Thank you for reaching out with your invoicing question. I have reviewed your request and found that the Accessorial Exceptions per your Agreement [######], Proposal [######] expired on [MM/DD/YEAR].</text:p>
            <text:p/>
            <text:p>Based on this review, I confirmed we are billing correctly according to the current rates detailed in the FXF 100-W Rules Tariff effective at time of shipment.</text:p>
            <text:p/>
            <text:p>Please let me know if you have any specific questions, as I have confirmed rating accuracy on this invoice. Thank you for shipping with FedEx and we hope you have a great day.</text:p>
            <text:p/>
            <text:p>Sincerely,</text:p>
            <text:p>EBS Operations - Invoicing Solutions</text:p>
          </table:table-cell>
          <table:table-cell office:value-type="string" table:style-name="ce17">
            <text:p>[Enter Standard Greeting - Good morning, Good afternoon, Greetings, Hello,]. Thank you for reaching out with your invoicing question.</text:p>
            <text:p/>
            <text:p>I have reviewed your Accessorial Review request on Invoice [##########] and found that the Accessorial Charge is rating correctly per your Agreement [######], Proposal [######]. Therefore, no changes will be made at this time.</text:p>
            <text:p/>
            <text:p>Thank you for choosing FedEx,</text:p>
            <text:p>EBS Operations - Invoicing Solutions</text:p>
          </table:table-cell>
          <table:table-cell office:value-type="string" table:style-name="ce17">
            <text:p>[Enter Standard Greeting - Good morning, Good afternoon, Greetings, Hello,]. Thank you for reaching out with your invoicing question.</text:p>
            <text:p/>
            <text:p>I have reviewed your Accessorial Review request on Invoice [##########] and found that the Accessorial Discount (Exception) ONLY applies on INTRA US Shipments per your Agreement [######], Proposal [######]. Therefore, no changes will be made at this time.</text:p>
            <text:p/>
            <text:p>Thank you for choosing FedEx,</text:p>
            <text:p>EBS Operations - Invoicing Solutions</text:p>
          </table:table-cell>
          <table:table-cell table:number-columns-repeated="16380"/>
        </table:table-row>
        <table:table-row table:style-name="ro54">
          <table:covered-table-cell/>
          <table:table-cell office:value-type="string" table:style-name="ce20">
            <text:p>Fuel Scale Applies WHEN Agreement Does Not List a Specific Table</text:p>
          </table:table-cell>
          <table:table-cell office:value-type="string" table:style-name="ce20">
            <text:p>Fuel IS Rating Correctly AS IS</text:p>
          </table:table-cell>
          <table:table-cell office:value-type="string" table:style-name="ce20">
            <text:p>Invoice is Applying FAK Rates Correctly</text:p>
          </table:table-cell>
          <table:table-cell table:number-columns-repeated="16380"/>
        </table:table-row>
        <table:table-row table:style-name="ro47">
          <table:covered-table-cell/>
          <table:table-cell office:value-type="string" table:style-name="ce17">
            <text:p>[Enter Standard Greeting - Good morning, Good afternoon, Greetings, Hello,]. Thank you for reaching out with your invoicing question.</text:p>
            <text:p/>
            <text:p>I have reviewed your request and found that there is not a specific Fuel Exception in your Agreement [######], Proposal [######]. This means we are billing correctly using the Standard FXF Fuel Scales. I have confirmed the rates are correct on the invoice in question. If you have another existing Freight Account Number, please provide so I can research further. Therefore, no changes will be made at this time.</text:p>
            <text:p/>
            <text:p>Thank you for choosing FedEx,</text:p>
            <text:p>EBS Operations - Invoicing Solutions</text:p>
          </table:table-cell>
          <table:table-cell office:value-type="string" table:style-name="ce17">
            <text:p>[Enter Standard Greeting - Good morning, Good afternoon, Greetings, Hello,]. Thank you for reaching out with your invoicing question.</text:p>
            <text:p/>
            <text:p>Per my research, the Fuel is Rating Correctly at [####%] per the National Average of Fuel Cost of [$##.##] at time of shipment on Invoice [##########]. Therefore, no changes will be made at this time.</text:p>
            <text:p/>
            <text:p>Thank you for choosing FedEx,</text:p>
            <text:p>EBS Operations - Invoicing Solutions</text:p>
          </table:table-cell>
          <table:table-cell office:value-type="string" table:style-name="ce17">
            <text:p>[Enter Standard Greeting - Good morning, Good afternoon, Greetings, Hello,]. Thank you for reaching out with your invoicing question.</text:p>
            <text:p/>
            <text:p>I researched invoice [##########] and found it is currently applying FAK [####] correctly per your Agreement [######], Proposal [######]. Therefore, no changes will be made at this time.</text:p>
            <text:p/>
            <text:p>Thank you for choosing FedEx,</text:p>
            <text:p>EBS Operations - Invoicing Solutions</text:p>
          </table:table-cell>
          <table:table-cell table:number-columns-repeated="16380"/>
        </table:table-row>
        <table:table-row table:style-name="ro65">
          <table:covered-table-cell/>
          <table:table-cell office:value-type="string" table:style-name="ce20">
            <text:p>FAK Rates DO NOT Apply</text:p>
          </table:table-cell>
          <table:table-cell office:value-type="string" table:style-name="ce20">
            <text:p>CWT is Disputed but Rating Correctly</text:p>
          </table:table-cell>
          <table:table-cell office:value-type="string" table:style-name="ce20">
            <text:p>Class Dispute but Pro is Rating Correctly</text:p>
          </table:table-cell>
          <table:table-cell table:number-columns-repeated="16380"/>
        </table:table-row>
        <table:table-row table:style-name="ro47">
          <table:covered-table-cell/>
          <table:table-cell office:value-type="string" table:style-name="ce17">
            <text:p>[Enter Standard Greeting - Good morning, Good afternoon, Greetings, Hello,]. Thank you for reaching out with your invoicing question.</text:p>
            <text:p/>
            <text:p>Per my research, FAK Rates DO NOT Apply to invoice [##########] per your Agreement [######], Proposal [######]. Therefore, no changes will be made at this time.</text:p>
            <text:p/>
            <text:p>Thank you for choosing FedEx,</text:p>
            <text:p>EBS Operations - Invoicing Solutions</text:p>
          </table:table-cell>
          <table:table-cell office:value-type="string" table:style-name="ce17">
            <text:p>[Enter Standard Greeting - Good morning, Good afternoon, Greetings, Hello,]. Thank you for reaching out with your invoicing question.</text:p>
            <text:p/>
            <text:p>Per my research, invoice [##########] is currently applying the correct CWT [###] rating with the [Enter Base Rater / Date] for a Class [###] shipment FROM [Enter Zip Code] TO [Enter Zip Code]. Therefore, CWT is Rating Correctly so no changes will be made at this time.</text:p>
            <text:p/>
            <text:p>Thank you for choosing FedEx,</text:p>
            <text:p>EBS Operations - Invoicing Solutions</text:p>
          </table:table-cell>
          <table:table-cell office:value-type="string" table:style-name="ce17">
            <text:p>[Enter Standard Greeting - Good morning, Good afternoon, Greetings, Hello,]. 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table-cell table:number-columns-repeated="16380"/>
        </table:table-row>
        <table:table-row table:style-name="ro50">
          <table:covered-table-cell/>
          <table:table-cell office:value-type="string" table:style-name="ce20">
            <text:p>Cannot be rerated since Account is on List Rates</text:p>
          </table:table-cell>
          <table:table-cell office:value-type="string" table:style-name="ce20">
            <text:p>Rated Correctly<text:s/><text:span text:style-name="T16">(will only be used for Intelligent Audit Cases)</text:span></text:p>
          </table:table-cell>
          <table:table-cell table:style-name="ce17"/>
          <table:table-cell table:number-columns-repeated="16380"/>
        </table:table-row>
        <table:table-row table:style-name="ro47">
          <table:covered-table-cell/>
          <table:table-cell office:value-type="string" table:style-name="ce17">
            <text:p>[Enter Standard Greeting - Good morning, Good afternoon, Greetings, Hello,]. Thank you for reaching out with your invoicing question.</text:p>
            <text:p/>
            <text:p>Your account has been moved to list rates and no other pricing exceptions can be applied at this time. Revenue Services isn’t authorized to make pricing adjustments on list rate accounts. If you have any further questions regarding this concern, I advise contacting 1-800-GOFEDEX and acquiring a sales lead.</text:p>
            <text:p/>
            <text:p>Thank you for choosing FedEx,</text:p>
            <text:p>EBS Operations - Invoicing Solutions</text:p>
          </table:table-cell>
          <table:table-cell office:value-type="string" table:style-name="ce17">
            <text:p>Enter Standard Greeting - Good morning, Good afternoon, Greetings, Hello,].</text:p>
            <text:p/>
            <text:p>I have reviewed invoice [##########], as well as the corresponding Agreement [######], Proposal [######], Applying a Discount of [##%] for a [economy/priority] tier [A,B,C,D etc..] shipment within the [02/15/2020 etc..] matrix.</text:p>
            <text:p/>
            <text:p>Based on this review, I confirmed we are billing according to your contracted discount and</text:p>
            <text:p>have accurately included all relevant charges. I also verified any specific charges and the current FXF 100-W Rules Tariff effective at time of shipment, to ensure all invoicing</text:p>
            <text:p>elements were correctly calculated.</text:p>
            <text:p>Therefore, no changes will be made at this time.</text:p>
            <text:p/>
            <text:p>Thank you for choosing FedEx,</text:p>
            <text:p>EBS Operations - Invoicing Solutions</text:p>
          </table:table-cell>
          <table:table-cell table:style-name="ce17"/>
          <table:table-cell table:number-columns-repeated="16380"/>
        </table:table-row>
        <table:table-row table:style-name="ro47">
          <table:table-cell office:value-type="string" table:style-name="ce38">
            <text:p>Cannot be Completed due to Nature of Dispute</text:p>
          </table:table-cell>
          <table:table-cell office:value-type="string" table:style-name="ce39">
            <text:p>Response for Cases That Require Additional Time to Work</text:p>
          </table:table-cell>
          <table:table-cell office:value-type="string" table:style-name="ce40">
            <text:p>Hello,</text:p>
            <text:p/>
            <text:p>My name is [Enter Your First Name Only], and I am here to help work your case. Due to the nature of your case, we are finding it will be difficult to fully complete within our goal of 4 days. We understand the importance of processing this as quickly as possible.</text:p>
            <text:p/>
            <text:p>If I need more information about your request, I will contact you via email. My goal is to provide an update to you by [MM/DD/YEAR within 4 business days of the date this response was sent if not fully completed]. I appreciate your patience.</text:p>
            <text:p/>
            <text:p>Thank you for choosing FedEx,</text:p>
            <text:p>[Enter Your First Name Only]</text:p>
            <text:p>EBS Operations - Invoicing Solutions</text:p>
          </table:table-cell>
          <table:table-cell office:value-type="string" table:style-name="ce41">
            <text:p>If case was assigned to you and is already outside cycle time, promptly provide this response. No need to wait for additional 4 business days.</text:p>
            <text:p/>
            <text:p>For Request coming from Collector, send the email confirmation through FedEx Email.</text:p>
          </table:table-cell>
          <table:table-cell table:number-columns-repeated="16380"/>
        </table:table-row>
        <table:table-row table:number-rows-repeated="1048478" table:style-name="ro4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Aptos Narrow" svg:font-family="&quot;Aptos Narrow&quot;"/>
    <style:font-face style:name="Aptos Display1" svg:font-family="&quot;Aptos Display1&quot;"/>
    <style:font-face style:name="Aptos Display" svg:font-family="&quot;Aptos Display&quot;"/>
    <style:font-face style:name="Aptos Narrow1" svg:font-family="&quot;Aptos Narrow1&quot;"/>
    <style:font-face style:name="Bahnschrift SemiLight" svg:font-family="&quot;Bahnschrift Semi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467886" style:font-name="Aptos Narrow" style:font-name-asian="Aptos Narrow" style:font-name-complex="Aptos Narrow" fo:font-size="11pt" style:font-size-asian="11pt" style:font-size-complex="11pt" style:text-underline-style="solid" style:text-underline-type="single" style:font-family-generic="swiss"/>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creator>GamingX</dc:creator>
    <meta:creation-date>2026-02-23T05:48:57Z</meta:creation-date>
    <dc:date>2026-02-24T03:22:16Z</dc:date>
    <meta:editing-cycles>1</meta:editing-cycles>
    <meta:editing-duration>PT77S</meta:editing-duration>
  </office:meta>
</office:document-meta>
</file>